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tru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B12" style:family="table-cell">
      <style:table-cell-properties style:vertical-align="middle" fo:background-color="#dddddd" fo:padding-left="0.501cm" fo:padding-right="0.501cm" fo:padding-top="0.101cm" fo:padding-bottom="0.101cm" fo:border-left="none" fo:border-right="none" fo:border-top="1pt solid #000000" fo:border-bottom="1pt solid #000000">
        <style:background-image/>
      </style:table-cell-properties>
    </style:style>
    <style:style style:name="Tabelle32.C12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style:vertical-align=""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1cm" fo:margin-left="0cm" table:align="left"/>
    </style:style>
    <style:style style:name="Tabelle37.A" style:family="table-column">
      <style:table-column-properties style:column-width="5.024cm"/>
    </style:style>
    <style:style style:name="Tabelle37.B" style:family="table-column">
      <style:table-column-properties style:column-width="2.408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46" style:family="table">
      <style:table-properties style:width="4.93cm" fo:margin-left="0cm" table:align="left"/>
    </style:style>
    <style:style style:name="Tabelle46.A" style:family="table-column">
      <style:table-column-properties style:column-width="2.475cm"/>
    </style:style>
    <style:style style:name="Tabelle46.B" style:family="table-column">
      <style:table-column-properties style:column-width="2.455cm"/>
    </style:style>
    <style:style style:name="Tabelle46.A1" style:family="table-cell">
      <style:table-cell-properties fo:padding="0.049cm" fo:border="none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9cm" fo:margin-left="0.332cm" table:align="left"/>
    </style:style>
    <style:style style:name="Tabelle36.A" style:family="table-column">
      <style:table-column-properties style:column-width="4.422cm"/>
    </style:style>
    <style:style style:name="Tabelle36.B" style:family="table-column">
      <style:table-column-properties style:column-width="2.907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48" style:family="table">
      <style:table-properties style:width="4.323cm" table:align="margins"/>
    </style:style>
    <style:style style:name="Tabelle48.A" style:family="table-column">
      <style:table-column-properties style:column-width="2.161cm" style:rel-column-width="32767*"/>
    </style:style>
    <style:style style:name="Tabelle48.B" style:family="table-column">
      <style:table-column-properties style:column-width="2.163cm" style:rel-column-width="32768*"/>
    </style:style>
    <style:style style:name="Tabelle48.A1" style:family="table-cell">
      <style:table-cell-properties fo:padding="0.049cm" fo:border="none"/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6.699cm" style:rel-column-width="25825*"/>
    </style:style>
    <style:style style:name="Tabelle55.B" style:family="table-column">
      <style:table-column-properties style:column-width="1.7cm" style:rel-column-width="6554*"/>
    </style:style>
    <style:style style:name="Tabelle55.C" style:family="table-column">
      <style:table-column-properties style:column-width="1.494cm" style:rel-column-width="5759*"/>
    </style:style>
    <style:style style:name="Tabelle55.D" style:family="table-column">
      <style:table-column-properties style:column-width="1.402cm" style:rel-column-width="5405*"/>
    </style:style>
    <style:style style:name="Tabelle55.E" style:family="table-column">
      <style:table-column-properties style:column-width="1.602cm" style:rel-column-width="6174*"/>
    </style:style>
    <style:style style:name="Tabelle55.G" style:family="table-column">
      <style:table-column-properties style:column-width="2.701cm" style:rel-column-width="10413*"/>
    </style:style>
    <style:style style:name="Tabelle5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5.G1" style:family="table-cell">
      <style:table-cell-properties fo:background-color="#dddddd" fo:padding="0.097cm" fo:border="0.05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4.3cm" style:rel-column-width="55124*"/>
    </style:style>
    <style:style style:name="Tabelle1.B" style:family="table-column">
      <style:table-column-properties style:column-width="2.701cm" style:rel-column-width="10411*"/>
    </style:style>
    <style:style style:name="Tabelle1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1.B1" style:family="table-cell">
      <style:table-cell-properties fo:background-color="transparent" fo:padding="0.097cm" fo:border-left="none" fo:border-right="0.05pt solid #000000" fo:border-top="1pt solid #000000" fo:border-bottom="none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cm" style:rel-column-width="55124*"/>
    </style:style>
    <style:style style:name="Tabelle56.B" style:family="table-column">
      <style:table-column-properties style:column-width="2.701cm" style:rel-column-width="10411*"/>
    </style:style>
    <style:style style:name="Tabelle5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dddddd" fo:padding="0.097cm" fo:border="0.05pt solid #000000">
        <style:background-image/>
      </style:table-cell-properties>
    </style:style>
    <style:style style:name="Tabelle57" style:family="table">
      <style:table-properties style:width="17cm" fo:margin-left="0cm" table:align="left"/>
    </style:style>
    <style:style style:name="Tabelle57.A" style:family="table-column">
      <style:table-column-properties style:column-width="0.3cm"/>
    </style:style>
    <style:style style:name="Tabelle57.B" style:family="table-column">
      <style:table-column-properties style:column-width="14cm"/>
    </style:style>
    <style:style style:name="Tabelle57.C" style:family="table-column">
      <style:table-column-properties style:column-width="2.701cm"/>
    </style:style>
    <style:style style:name="Tabelle57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58" style:family="table">
      <style:table-properties style:width="17cm" fo:margin-left="0cm" table:align="left"/>
    </style:style>
    <style:style style:name="Tabelle58.A" style:family="table-column">
      <style:table-column-properties style:column-width="0.527cm"/>
    </style:style>
    <style:style style:name="Tabelle58.B" style:family="table-column">
      <style:table-column-properties style:column-width="13.772cm"/>
    </style:style>
    <style:style style:name="Tabelle58.C" style:family="table-column">
      <style:table-column-properties style:column-width="2.701cm"/>
    </style:style>
    <style:style style:name="Tabelle58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9cm" style:rel-column-width="25825*"/>
    </style:style>
    <style:style style:name="Tabelle62.B" style:family="table-column">
      <style:table-column-properties style:column-width="1.7cm" style:rel-column-width="6554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2cm" style:rel-column-width="10420*"/>
    </style:style>
    <style:style style:name="Tabelle6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7cm" fo:margin-left="0cm" table:align="left" style:may-break-between-rows="true"/>
    </style:style>
    <style:style style:name="Tabelle63.A" style:family="table-column">
      <style:table-column-properties style:column-width="0.302cm"/>
    </style:style>
    <style:style style:name="Tabelle63.B" style:family="table-column">
      <style:table-column-properties style:column-width="6.399cm"/>
    </style:style>
    <style:style style:name="Tabelle63.C" style:family="table-column">
      <style:table-column-properties style:column-width="1.704cm"/>
    </style:style>
    <style:style style:name="Tabelle63.D" style:family="table-column">
      <style:table-column-properties style:column-width="1.487cm"/>
    </style:style>
    <style:style style:name="Tabelle63.E" style:family="table-column">
      <style:table-column-properties style:column-width="1.402cm"/>
    </style:style>
    <style:style style:name="Tabelle63.F" style:family="table-column">
      <style:table-column-properties style:column-width="1.602cm"/>
    </style:style>
    <style:style style:name="Tabelle63.H" style:family="table-column">
      <style:table-column-properties style:column-width="2.702cm"/>
    </style:style>
    <style:style style:name="Tabelle63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3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7cm" fo:margin-left="0cm" table:align="left" style:may-break-between-rows="true"/>
    </style:style>
    <style:style style:name="Tabelle64.A" style:family="table-column">
      <style:table-column-properties style:column-width="0.529cm"/>
    </style:style>
    <style:style style:name="Tabelle64.B" style:family="table-column">
      <style:table-column-properties style:column-width="6.17cm"/>
    </style:style>
    <style:style style:name="Tabelle64.C" style:family="table-column">
      <style:table-column-properties style:column-width="1.695cm"/>
    </style:style>
    <style:style style:name="Tabelle64.D" style:family="table-column">
      <style:table-column-properties style:column-width="1.489cm"/>
    </style:style>
    <style:style style:name="Tabelle64.E" style:family="table-column">
      <style:table-column-properties style:column-width="1.402cm"/>
    </style:style>
    <style:style style:name="Tabelle64.F" style:family="table-column">
      <style:table-column-properties style:column-width="1.6cm"/>
    </style:style>
    <style:style style:name="Tabelle64.G" style:family="table-column">
      <style:table-column-properties style:column-width="1.404cm"/>
    </style:style>
    <style:style style:name="Tabelle64.H" style:family="table-column">
      <style:table-column-properties style:column-width="2.711cm"/>
    </style:style>
    <style:style style:name="Tabelle64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4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.374cm" style:rel-column-width="5296*"/>
    </style:style>
    <style:style style:name="Tabelle41.B" style:family="table-column">
      <style:table-column-properties style:column-width="2.529cm" style:rel-column-width="9750*"/>
    </style:style>
    <style:style style:name="Tabelle41.C" style:family="table-column">
      <style:table-column-properties style:column-width="2.748cm" style:rel-column-width="10593*"/>
    </style:style>
    <style:style style:name="Tabelle41.D" style:family="table-column">
      <style:table-column-properties style:column-width="3.298cm" style:rel-column-width="12715*"/>
    </style:style>
    <style:style style:name="Tabelle41.E" style:family="table-column">
      <style:table-column-properties style:column-width="2.447cm" style:rel-column-width="9431*"/>
    </style:style>
    <style:style style:name="Tabelle41.G" style:family="table-column">
      <style:table-column-properties style:column-width="1.857cm" style:rel-column-width="7157*"/>
    </style:style>
    <style:style style:name="Tabelle4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41.G1" style:family="table-cell">
      <style:table-cell-properties fo:padding="0.049cm" fo:border="0.05pt solid #000000"/>
    </style:style>
    <style:style style:name="Tabelle4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4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41.A3" style:family="table-cell">
      <style:table-cell-properties fo:padding="0.049cm" fo:border-left="0.05pt solid #000000" fo:border-right="none" fo:border-top="none" fo:border-bottom="0.05pt solid #000000"/>
    </style:style>
    <style:style style:name="Tabelle41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2" style:family="table">
      <style:table-properties style:width="9.85cm" table:align="left"/>
    </style:style>
    <style:style style:name="Tabelle42.A" style:family="table-column">
      <style:table-column-properties style:column-width="7.705cm"/>
    </style:style>
    <style:style style:name="Tabelle42.B" style:family="table-column">
      <style:table-column-properties style:column-width="2.145cm"/>
    </style:style>
    <style:style style:name="Tabelle42.A1" style:family="table-cell">
      <style:table-cell-properties fo:padding="0.049cm" fo:border="none"/>
    </style:style>
    <style:style style:name="Tabelle43" style:family="table">
      <style:table-properties style:width="6.999cm" fo:margin-left="0cm" table:align="left"/>
    </style:style>
    <style:style style:name="Tabelle43.A" style:family="table-column">
      <style:table-column-properties style:column-width="5.145cm"/>
    </style:style>
    <style:style style:name="Tabelle43.B" style:family="table-column">
      <style:table-column-properties style:column-width="1.854cm"/>
    </style:style>
    <style:style style:name="Tabelle43.A1" style:family="table-cell">
      <style:table-cell-properties fo:padding="0.049cm" fo:border="none"/>
    </style:style>
    <style:style style:name="Tabelle44" style:family="table">
      <style:table-properties style:width="6.999cm" fo:margin-left="0cm" table:align="left"/>
    </style:style>
    <style:style style:name="Tabelle44.A" style:family="table-column">
      <style:table-column-properties style:column-width="5.145cm"/>
    </style:style>
    <style:style style:name="Tabelle44.B" style:family="table-column">
      <style:table-column-properties style:column-width="1.854cm"/>
    </style:style>
    <style:style style:name="Tabelle44.A1" style:family="table-cell">
      <style:table-cell-properties fo:padding="0.049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elle18.C9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1cm" fo:margin-left="0cm" table:align="left"/>
    </style:style>
    <style:style style:name="Tabelle19.A" style:family="table-column">
      <style:table-column-properties style:column-width="4.902cm"/>
    </style:style>
    <style:style style:name="Tabelle19.B" style:family="table-column">
      <style:table-column-properties style:column-width="2.529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45" style:family="table">
      <style:table-properties style:width="4.807cm" fo:margin-left="0cm" table:align="left"/>
    </style:style>
    <style:style style:name="Tabelle45.A" style:family="table-column">
      <style:table-column-properties style:column-width="2.447cm"/>
    </style:style>
    <style:style style:name="Tabelle45.B" style:family="table-column">
      <style:table-column-properties style:column-width="2.36cm"/>
    </style:style>
    <style:style style:name="Tabelle45.A1" style:family="table-cell">
      <style:table-cell-properties fo:padding="0.049cm" fo:border="none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676cm"/>
    </style:style>
    <style:style style:name="Tabelle20.B" style:family="table-column">
      <style:table-column-properties style:column-width="2.521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7cm" fo:margin-left="0.321cm" table:align="left"/>
    </style:style>
    <style:style style:name="Tabelle50.A" style:family="table-column">
      <style:table-column-properties style:column-width="4.299cm"/>
    </style:style>
    <style:style style:name="Tabelle50.B" style:family="table-column">
      <style:table-column-properties style:column-width="3.059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47" style:family="table">
      <style:table-properties style:width="4.2cm" table:align="margins"/>
    </style:style>
    <style:style style:name="Tabelle47.A" style:family="table-column">
      <style:table-column-properties style:column-width="2.099cm" style:rel-column-width="32767*"/>
    </style:style>
    <style:style style:name="Tabelle47.B" style:family="table-column">
      <style:table-column-properties style:column-width="2.101cm" style:rel-column-width="32768*"/>
    </style:style>
    <style:style style:name="Tabelle47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6.699cm" style:rel-column-width="25825*"/>
    </style:style>
    <style:style style:name="Tabelle5.B" style:family="table-column">
      <style:table-column-properties style:column-width="1.7cm" style:rel-column-width="6554*"/>
    </style:style>
    <style:style style:name="Tabelle5.C" style:family="table-column">
      <style:table-column-properties style:column-width="1.494cm" style:rel-column-width="5759*"/>
    </style:style>
    <style:style style:name="Tabelle5.D" style:family="table-column">
      <style:table-column-properties style:column-width="1.402cm" style:rel-column-width="5405*"/>
    </style:style>
    <style:style style:name="Tabelle5.E" style:family="table-column">
      <style:table-column-properties style:column-width="1.602cm" style:rel-column-width="6174*"/>
    </style:style>
    <style:style style:name="Tabelle5.G" style:family="table-column">
      <style:table-column-properties style:column-width="2.701cm" style:rel-column-width="10413*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4.3cm" style:rel-column-width="55124*"/>
    </style:style>
    <style:style style:name="Tabelle7.B" style:family="table-column">
      <style:table-column-properties style:column-width="2.701cm" style:rel-column-width="10411*"/>
    </style:style>
    <style:style style:name="Tabelle7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7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4.3cm" style:rel-column-width="55124*"/>
    </style:style>
    <style:style style:name="Tabelle11.B" style:family="table-column">
      <style:table-column-properties style:column-width="2.701cm" style:rel-column-width="10411*"/>
    </style:style>
    <style:style style:name="Tabel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dddddd" fo:padding="0.097cm" fo:border="0.05pt solid #000000">
        <style:background-image/>
      </style:table-cell-properties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0.3cm"/>
    </style:style>
    <style:style style:name="Tabelle12.B" style:family="table-column">
      <style:table-column-properties style:column-width="14cm"/>
    </style:style>
    <style:style style:name="Tabelle12.C" style:family="table-column">
      <style:table-column-properties style:column-width="2.701cm"/>
    </style:style>
    <style:style style:name="Tabelle12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2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39" style:family="table">
      <style:table-properties style:width="17cm" fo:margin-left="0cm" table:align="left"/>
    </style:style>
    <style:style style:name="Tabelle39.A" style:family="table-column">
      <style:table-column-properties style:column-width="0.527cm"/>
    </style:style>
    <style:style style:name="Tabelle39.B" style:family="table-column">
      <style:table-column-properties style:column-width="13.772cm"/>
    </style:style>
    <style:style style:name="Tabelle39.C" style:family="table-column">
      <style:table-column-properties style:column-width="2.701cm"/>
    </style:style>
    <style:style style:name="Tabelle39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39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49" style:family="table">
      <style:table-properties style:width="17cm" table:align="margins" style:may-break-between-rows="true"/>
    </style:style>
    <style:style style:name="Tabelle49.A" style:family="table-column">
      <style:table-column-properties style:column-width="6.699cm" style:rel-column-width="25825*"/>
    </style:style>
    <style:style style:name="Tabelle49.B" style:family="table-column">
      <style:table-column-properties style:column-width="1.7cm" style:rel-column-width="6554*"/>
    </style:style>
    <style:style style:name="Tabelle49.C" style:family="table-column">
      <style:table-column-properties style:column-width="1.494cm" style:rel-column-width="5759*"/>
    </style:style>
    <style:style style:name="Tabelle49.D" style:family="table-column">
      <style:table-column-properties style:column-width="1.402cm" style:rel-column-width="5405*"/>
    </style:style>
    <style:style style:name="Tabelle49.E" style:family="table-column">
      <style:table-column-properties style:column-width="1.602cm" style:rel-column-width="6174*"/>
    </style:style>
    <style:style style:name="Tabelle49.F" style:family="table-column">
      <style:table-column-properties style:column-width="1.401cm" style:rel-column-width="5398*"/>
    </style:style>
    <style:style style:name="Tabelle49.G" style:family="table-column">
      <style:table-column-properties style:column-width="2.702cm" style:rel-column-width="10420*"/>
    </style:style>
    <style:style style:name="Tabelle49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fo:margin-left="0cm" table:align="left" style:may-break-between-rows="true"/>
    </style:style>
    <style:style style:name="Tabelle51.A" style:family="table-column">
      <style:table-column-properties style:column-width="0.302cm"/>
    </style:style>
    <style:style style:name="Tabelle51.B" style:family="table-column">
      <style:table-column-properties style:column-width="6.399cm"/>
    </style:style>
    <style:style style:name="Tabelle51.C" style:family="table-column">
      <style:table-column-properties style:column-width="1.704cm"/>
    </style:style>
    <style:style style:name="Tabelle51.D" style:family="table-column">
      <style:table-column-properties style:column-width="1.487cm"/>
    </style:style>
    <style:style style:name="Tabelle51.E" style:family="table-column">
      <style:table-column-properties style:column-width="1.402cm"/>
    </style:style>
    <style:style style:name="Tabelle51.F" style:family="table-column">
      <style:table-column-properties style:column-width="1.602cm"/>
    </style:style>
    <style:style style:name="Tabelle51.H" style:family="table-column">
      <style:table-column-properties style:column-width="2.702cm"/>
    </style:style>
    <style:style style:name="Tabelle51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1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7cm" fo:margin-left="0cm" table:align="left" style:may-break-between-rows="true"/>
    </style:style>
    <style:style style:name="Tabelle52.A" style:family="table-column">
      <style:table-column-properties style:column-width="0.529cm"/>
    </style:style>
    <style:style style:name="Tabelle52.B" style:family="table-column">
      <style:table-column-properties style:column-width="6.17cm"/>
    </style:style>
    <style:style style:name="Tabelle52.C" style:family="table-column">
      <style:table-column-properties style:column-width="1.695cm"/>
    </style:style>
    <style:style style:name="Tabelle52.D" style:family="table-column">
      <style:table-column-properties style:column-width="1.489cm"/>
    </style:style>
    <style:style style:name="Tabelle52.E" style:family="table-column">
      <style:table-column-properties style:column-width="1.402cm"/>
    </style:style>
    <style:style style:name="Tabelle52.F" style:family="table-column">
      <style:table-column-properties style:column-width="1.6cm"/>
    </style:style>
    <style:style style:name="Tabelle52.G" style:family="table-column">
      <style:table-column-properties style:column-width="1.404cm"/>
    </style:style>
    <style:style style:name="Tabelle52.H" style:family="table-column">
      <style:table-column-properties style:column-width="2.711cm"/>
    </style:style>
    <style:style style:name="Tabelle5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2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70" style:family="table">
      <style:table-properties style:width="17cm" table:align="margins"/>
    </style:style>
    <style:style style:name="Tabelle70.A" style:family="table-column">
      <style:table-column-properties style:column-width="1.374cm" style:rel-column-width="5296*"/>
    </style:style>
    <style:style style:name="Tabelle70.B" style:family="table-column">
      <style:table-column-properties style:column-width="2.529cm" style:rel-column-width="9750*"/>
    </style:style>
    <style:style style:name="Tabelle70.C" style:family="table-column">
      <style:table-column-properties style:column-width="2.748cm" style:rel-column-width="10593*"/>
    </style:style>
    <style:style style:name="Tabelle70.D" style:family="table-column">
      <style:table-column-properties style:column-width="3.298cm" style:rel-column-width="12715*"/>
    </style:style>
    <style:style style:name="Tabelle70.E" style:family="table-column">
      <style:table-column-properties style:column-width="2.447cm" style:rel-column-width="9431*"/>
    </style:style>
    <style:style style:name="Tabelle70.G" style:family="table-column">
      <style:table-column-properties style:column-width="1.857cm" style:rel-column-width="7157*"/>
    </style:style>
    <style:style style:name="Tabelle70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70.G1" style:family="table-cell">
      <style:table-cell-properties fo:padding="0.049cm" fo:border="0.05pt solid #000000"/>
    </style:style>
    <style:style style:name="Tabelle7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70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70.A3" style:family="table-cell">
      <style:table-cell-properties fo:padding="0.049cm" fo:border-left="0.05pt solid #000000" fo:border-right="none" fo:border-top="none" fo:border-bottom="0.05pt solid #000000"/>
    </style:style>
    <style:style style:name="Tabelle70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0" style:family="table">
      <style:table-properties style:width="9.85cm" table:align="left"/>
    </style:style>
    <style:style style:name="Tabelle40.A" style:family="table-column">
      <style:table-column-properties style:column-width="7.705cm"/>
    </style:style>
    <style:style style:name="Tabelle40.B" style:family="table-column">
      <style:table-column-properties style:column-width="2.145cm"/>
    </style:style>
    <style:style style:name="Tabelle40.A1" style:family="table-cell">
      <style:table-cell-properties fo:padding="0.049cm" fo:border="none"/>
    </style:style>
    <style:style style:name="Tabelle71" style:family="table">
      <style:table-properties style:width="6.999cm" fo:margin-left="0cm" table:align="left"/>
    </style:style>
    <style:style style:name="Tabelle71.A" style:family="table-column">
      <style:table-column-properties style:column-width="5.145cm"/>
    </style:style>
    <style:style style:name="Tabelle71.B" style:family="table-column">
      <style:table-column-properties style:column-width="1.854cm"/>
    </style:style>
    <style:style style:name="Tabelle71.A1" style:family="table-cell">
      <style:table-cell-properties fo:padding="0.049cm" fo:border="none"/>
    </style:style>
    <style:style style:name="Tabelle72" style:family="table">
      <style:table-properties style:width="6.999cm" fo:margin-left="0cm" table:align="left"/>
    </style:style>
    <style:style style:name="Tabelle72.A" style:family="table-column">
      <style:table-column-properties style:column-width="5.145cm"/>
    </style:style>
    <style:style style:name="Tabelle72.B" style:family="table-column">
      <style:table-column-properties style:column-width="1.854cm"/>
    </style:style>
    <style:style style:name="Tabelle72.A1" style:family="table-cell">
      <style:table-cell-properties fo:padding="0.049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paragraph-rsid="033ea3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2a991fa" officeooo:paragraph-rsid="033ea3bf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4886f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30d80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4886f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30d80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4886f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2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21" style:family="paragraph" style:parent-style-name="Standard">
      <style:text-properties fo:font-size="10pt" fo:font-weight="normal" officeooo:rsid="02a991fa" officeooo:paragraph-rsid="033a7351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2a991fa" officeooo:paragraph-rsid="034886f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0pt" fo:font-weight="normal" officeooo:paragraph-rsid="0313bb7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0pt" fo:font-weight="normal" officeooo:paragraph-rsid="034886fc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3b3056a" officeooo:paragraph-rsid="03b3056a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rsid="00504db6" officeooo:paragraph-rsid="0011662f"/>
    </style:style>
    <style:style style:name="P27" style:family="paragraph" style:parent-style-name="Standard">
      <style:text-properties officeooo:rsid="00504db6" officeooo:paragraph-rsid="0266cb16"/>
    </style:style>
    <style:style style:name="P28" style:family="paragraph" style:parent-style-name="Standard">
      <style:text-properties officeooo:rsid="00504db6" officeooo:paragraph-rsid="02626272"/>
    </style:style>
    <style:style style:name="P29" style:family="paragraph" style:parent-style-name="Standard">
      <style:text-properties officeooo:rsid="0148cb81" officeooo:paragraph-rsid="019bde37"/>
    </style:style>
    <style:style style:name="P30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32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33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34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35" style:family="paragraph" style:parent-style-name="Standard">
      <style:text-properties fo:font-size="8pt" officeooo:rsid="039b5aeb" officeooo:paragraph-rsid="039b5aeb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399fc9f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399fc9f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fo:font-weight="normal" officeooo:rsid="02a991fa" officeooo:paragraph-rsid="032afdba" style:font-size-asian="8pt" style:font-weight-asian="normal" style:font-size-complex="8pt" style:font-weight-complex="normal"/>
    </style:style>
    <style:style style:name="P43" style:family="paragraph" style:parent-style-name="Standard">
      <style:text-properties fo:font-size="8pt" fo:font-weight="normal" officeooo:rsid="02a991fa" officeooo:paragraph-rsid="033d5d51" style:font-size-asian="8pt" style:font-weight-asian="normal" style:font-size-complex="8pt" style:font-weight-complex="normal"/>
    </style:style>
    <style:style style:name="P44" style:family="paragraph" style:parent-style-name="Standard">
      <style:text-properties fo:font-size="8pt" fo:font-weight="normal" officeooo:rsid="02a991fa" officeooo:paragraph-rsid="033c2739" style:font-size-asian="8pt" style:font-weight-asian="normal" style:font-size-complex="8pt" style:font-weight-complex="normal"/>
    </style:style>
    <style:style style:name="P45" style:family="paragraph" style:parent-style-name="Standard">
      <style:text-properties fo:font-size="8pt" fo:font-weight="normal" officeooo:rsid="02a991fa" officeooo:paragraph-rsid="034886fc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end" style:justify-single-word="false"/>
      <style:text-properties fo:font-size="8pt" fo:font-weight="normal" officeooo:paragraph-rsid="034886fc" style:font-size-asian="8pt" style:font-weight-asian="normal" style:font-size-complex="8pt" style:font-weight-complex="normal"/>
    </style:style>
    <style:style style:name="P48" style:family="paragraph" style:parent-style-name="Standard">
      <style:text-properties officeooo:paragraph-rsid="018a4547"/>
    </style:style>
    <style:style style:name="P49" style:family="paragraph" style:parent-style-name="Standard">
      <style:text-properties officeooo:rsid="0275a19d" officeooo:paragraph-rsid="0011662f"/>
    </style:style>
    <style:style style:name="P50" style:family="paragraph" style:parent-style-name="Standard">
      <style:text-properties officeooo:rsid="027bb793" officeooo:paragraph-rsid="0011662f"/>
    </style:style>
    <style:style style:name="P51" style:family="paragraph" style:parent-style-name="Standard">
      <style:text-properties officeooo:rsid="027bb793" officeooo:paragraph-rsid="0194529a"/>
    </style:style>
    <style:style style:name="P52" style:family="paragraph" style:parent-style-name="Standard">
      <style:text-properties officeooo:rsid="027bb793" officeooo:paragraph-rsid="02a262fe"/>
    </style:style>
    <style:style style:name="P53" style:family="paragraph" style:parent-style-name="Standard">
      <style:text-properties officeooo:rsid="027bb793" officeooo:paragraph-rsid="02981f97"/>
    </style:style>
    <style:style style:name="P54" style:family="paragraph" style:parent-style-name="Standard">
      <style:text-properties officeooo:rsid="027bb793" officeooo:paragraph-rsid="017cf537"/>
    </style:style>
    <style:style style:name="P55" style:family="paragraph" style:parent-style-name="Standard">
      <style:text-properties officeooo:rsid="027bb793" officeooo:paragraph-rsid="0266cb16"/>
    </style:style>
    <style:style style:name="P56" style:family="paragraph" style:parent-style-name="Standard">
      <style:text-properties officeooo:rsid="027bb793" officeooo:paragraph-rsid="02626272"/>
    </style:style>
    <style:style style:name="P57" style:family="paragraph" style:parent-style-name="Standard">
      <style:text-properties officeooo:rsid="027bb793" officeooo:paragraph-rsid="02630a19"/>
    </style:style>
    <style:style style:name="P58" style:family="paragraph" style:parent-style-name="Standard">
      <style:text-properties officeooo:rsid="027d3b0a" officeooo:paragraph-rsid="0266cb16"/>
    </style:style>
    <style:style style:name="P59" style:family="paragraph" style:parent-style-name="Standard">
      <style:text-properties officeooo:rsid="027d3b0a" officeooo:paragraph-rsid="01d5056c"/>
    </style:style>
    <style:style style:name="P60" style:family="paragraph" style:parent-style-name="Standard">
      <style:text-properties officeooo:rsid="027d3b0a" officeooo:paragraph-rsid="00dc0db3"/>
    </style:style>
    <style:style style:name="P61" style:family="paragraph" style:parent-style-name="Standard">
      <style:text-properties officeooo:rsid="027d3b0a" officeooo:paragraph-rsid="034a3fdb"/>
    </style:style>
    <style:style style:name="P62" style:family="paragraph" style:parent-style-name="Standard">
      <style:text-properties officeooo:rsid="027d3b0a" officeooo:paragraph-rsid="0352e8be"/>
    </style:style>
    <style:style style:name="P63" style:family="paragraph" style:parent-style-name="Standard">
      <style:text-properties officeooo:rsid="027d3b0a" officeooo:paragraph-rsid="036db901"/>
    </style:style>
    <style:style style:name="P64" style:family="paragraph" style:parent-style-name="Standard">
      <style:text-properties officeooo:rsid="027e25fd" officeooo:paragraph-rsid="0011662f"/>
    </style:style>
    <style:style style:name="P65" style:family="paragraph" style:parent-style-name="Standard">
      <style:text-properties officeooo:rsid="027e25fd" officeooo:paragraph-rsid="013ef1eb"/>
    </style:style>
    <style:style style:name="P66" style:family="paragraph" style:parent-style-name="Standard">
      <style:text-properties officeooo:rsid="027e25fd" officeooo:paragraph-rsid="026c3fa9"/>
    </style:style>
    <style:style style:name="P67" style:family="paragraph" style:parent-style-name="Standard">
      <style:text-properties officeooo:rsid="027e25fd" officeooo:paragraph-rsid="0193230f"/>
    </style:style>
    <style:style style:name="P68" style:family="paragraph" style:parent-style-name="Standard">
      <style:text-properties officeooo:rsid="02a5c7aa" officeooo:paragraph-rsid="0313bb75"/>
    </style:style>
    <style:style style:name="P69" style:family="paragraph" style:parent-style-name="Standard">
      <style:text-properties officeooo:rsid="02a5c7aa" officeooo:paragraph-rsid="034886fc"/>
    </style:style>
    <style:style style:name="P70" style:family="paragraph" style:parent-style-name="Standard">
      <style:text-properties officeooo:rsid="02a5c7aa" officeooo:paragraph-rsid="033ea3bf"/>
    </style:style>
    <style:style style:name="P71" style:family="paragraph" style:parent-style-name="Standard">
      <style:text-properties officeooo:rsid="02a5c7aa" officeooo:paragraph-rsid="032b96c2"/>
    </style:style>
    <style:style style:name="P72" style:family="paragraph" style:parent-style-name="Standard">
      <style:text-properties officeooo:paragraph-rsid="0011662f"/>
    </style:style>
    <style:style style:name="P73" style:family="paragraph" style:parent-style-name="Standard">
      <style:text-properties officeooo:rsid="02c91e59" officeooo:paragraph-rsid="0313bb75"/>
    </style:style>
    <style:style style:name="P74" style:family="paragraph" style:parent-style-name="Standard">
      <style:text-properties officeooo:rsid="02c91e59" officeooo:paragraph-rsid="034886fc"/>
    </style:style>
    <style:style style:name="P75" style:family="paragraph" style:parent-style-name="Standard">
      <style:text-properties officeooo:rsid="033ea3bf" officeooo:paragraph-rsid="033ea3bf"/>
    </style:style>
    <style:style style:name="P76" style:family="paragraph" style:parent-style-name="Standard">
      <style:text-properties officeooo:rsid="033ea3bf" officeooo:paragraph-rsid="034886fc"/>
    </style:style>
    <style:style style:name="P77" style:family="paragraph" style:parent-style-name="Standard">
      <style:text-properties fo:font-size="7pt" fo:font-weight="normal" officeooo:rsid="0329e926" officeooo:paragraph-rsid="032afdba" style:font-size-asian="7pt" style:font-weight-asian="normal" style:font-size-complex="7pt" style:font-weight-complex="normal"/>
    </style:style>
    <style:style style:name="P78" style:family="paragraph" style:parent-style-name="Standard">
      <style:text-properties fo:font-size="7pt" fo:font-weight="normal" officeooo:rsid="0329e926" officeooo:paragraph-rsid="034886fc" style:font-size-asian="7pt" style:font-weight-asian="normal" style:font-size-complex="7pt" style:font-weight-complex="normal"/>
    </style:style>
    <style:style style:name="P79" style:family="paragraph" style:parent-style-name="Standard">
      <style:text-properties officeooo:rsid="003b0ab6" officeooo:paragraph-rsid="0352e8be"/>
    </style:style>
    <style:style style:name="P80" style:family="paragraph" style:parent-style-name="Standard">
      <style:text-properties officeooo:rsid="003b0ab6" officeooo:paragraph-rsid="036db901"/>
    </style:style>
    <style:style style:name="P81" style:family="paragraph" style:parent-style-name="Standard">
      <style:text-properties fo:font-weight="normal" officeooo:rsid="003b0ab6" officeooo:paragraph-rsid="036db901" style:font-weight-asian="normal" style:font-weight-complex="normal"/>
    </style:style>
    <style:style style:name="P82" style:family="paragraph" style:parent-style-name="Standard">
      <style:text-properties fo:font-weight="normal" officeooo:rsid="003b0ab6" officeooo:paragraph-rsid="0352e8be" style:font-weight-asian="normal" style:font-weight-complex="normal"/>
    </style:style>
    <style:style style:name="P83" style:family="paragraph" style:parent-style-name="Standard">
      <style:text-properties fo:font-size="12pt" fo:font-weight="bold" officeooo:rsid="03755544" officeooo:paragraph-rsid="03755544" style:font-size-asian="12pt" style:font-weight-asian="bold" style:font-size-complex="12pt" style:font-weight-complex="bold"/>
    </style:style>
    <style:style style:name="P84" style:family="paragraph" style:parent-style-name="Standard">
      <style:text-properties fo:font-size="6pt" officeooo:rsid="039b5aeb" officeooo:paragraph-rsid="039b5aeb" style:font-size-asian="6pt" style:font-size-complex="6pt"/>
    </style:style>
    <style:style style:name="P85" style:family="paragraph" style:parent-style-name="Standard">
      <style:text-properties fo:font-size="6pt" officeooo:rsid="039b5aeb" officeooo:paragraph-rsid="039ef17c" style:font-size-asian="6pt" style:font-size-complex="6pt"/>
    </style:style>
    <style:style style:name="P86" style:family="paragraph" style:parent-style-name="Standard">
      <style:text-properties fo:font-size="6pt" officeooo:rsid="039c1476" officeooo:paragraph-rsid="039c1476" style:font-size-asian="6pt" style:font-size-complex="6pt"/>
    </style:style>
    <style:style style:name="P87" style:family="paragraph" style:parent-style-name="Standard">
      <style:text-properties fo:font-size="6pt" officeooo:rsid="039c1476" officeooo:paragraph-rsid="039ef17c" style:font-size-asian="6pt" style:font-size-complex="6pt"/>
    </style:style>
    <style:style style:name="P88" style:family="paragraph" style:parent-style-name="Standard">
      <style:text-properties officeooo:paragraph-rsid="030b4fa9"/>
    </style:style>
    <style:style style:name="P89" style:family="paragraph" style:parent-style-name="Standard">
      <style:text-properties fo:font-size="2pt" officeooo:rsid="02a5c7aa" officeooo:paragraph-rsid="032b96c2" style:font-size-asian="1.75pt" style:font-size-complex="2pt"/>
    </style:style>
    <style:style style:name="P90" style:family="paragraph" style:parent-style-name="Standard">
      <style:text-properties fo:font-size="2pt" officeooo:rsid="02a5c7aa" officeooo:paragraph-rsid="034886fc" style:font-size-asian="1.75pt" style:font-size-complex="2pt"/>
    </style:style>
    <style:style style:name="P91" style:family="paragraph" style:parent-style-name="Standard">
      <style:text-properties fo:font-size="2pt" officeooo:rsid="02c91e59" officeooo:paragraph-rsid="0313bb75" style:font-size-asian="1.75pt" style:font-size-complex="2pt"/>
    </style:style>
    <style:style style:name="P92" style:family="paragraph" style:parent-style-name="Standard">
      <style:text-properties fo:font-size="2pt" officeooo:rsid="02c91e59" officeooo:paragraph-rsid="034886fc" style:font-size-asian="1.75pt" style:font-size-complex="2pt"/>
    </style:style>
    <style:style style:name="P93" style:family="paragraph" style:parent-style-name="Standard">
      <style:text-properties fo:font-size="4pt" style:font-size-asian="3.5pt" style:font-size-complex="4pt"/>
    </style:style>
    <style:style style:name="P94" style:family="paragraph" style:parent-style-name="Standard">
      <style:text-properties fo:font-size="4pt" officeooo:rsid="033ea3bf" officeooo:paragraph-rsid="034886fc" style:font-size-asian="3.5pt" style:font-size-complex="4pt"/>
    </style:style>
    <style:style style:name="P95" style:family="paragraph" style:parent-style-name="Table_20_Contents">
      <style:text-properties fo:font-size="8pt" style:font-size-asian="8pt" style:font-size-complex="8pt"/>
    </style:style>
    <style:style style:name="P96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97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98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99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100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101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102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03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10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05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106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07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08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109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110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111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112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11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14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115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16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17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18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1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0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21" style:family="paragraph" style:parent-style-name="Table_20_Contents">
      <style:paragraph-properties fo:text-align="center" style:justify-single-word="false"/>
      <style:text-properties fo:font-size="8pt" officeooo:paragraph-rsid="034886fc" style:font-size-asian="8pt" style:font-size-complex="8pt"/>
    </style:style>
    <style:style style:name="P122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3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4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5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6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7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8" style:family="paragraph" style:parent-style-name="Table_20_Contents">
      <style:text-properties fo:font-size="8pt" officeooo:paragraph-rsid="0266cb16" style:font-size-asian="8pt" style:font-size-complex="8pt"/>
    </style:style>
    <style:style style:name="P129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30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31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32" style:family="paragraph" style:parent-style-name="Table_20_Contents">
      <style:paragraph-properties fo:text-align="end" style:justify-single-word="false"/>
      <style:text-properties fo:font-size="8pt" officeooo:rsid="01d2d35b" officeooo:paragraph-rsid="0339c970" style:font-size-asian="8pt" style:font-size-complex="8pt"/>
    </style:style>
    <style:style style:name="P133" style:family="paragraph" style:parent-style-name="Table_20_Contents">
      <style:paragraph-properties fo:text-align="end" style:justify-single-word="false"/>
      <style:text-properties fo:font-size="8pt" officeooo:rsid="01d2d35b" officeooo:paragraph-rsid="034886fc" style:font-size-asian="8pt" style:font-size-complex="8pt"/>
    </style:style>
    <style:style style:name="P134" style:family="paragraph" style:parent-style-name="Table_20_Contents">
      <style:text-properties fo:font-size="8pt" officeooo:paragraph-rsid="02626272" style:font-size-asian="8pt" style:font-size-complex="8pt"/>
    </style:style>
    <style:style style:name="P135" style:family="paragraph" style:parent-style-name="Table_20_Contents">
      <style:text-properties fo:font-size="8pt" officeooo:paragraph-rsid="0313bb75" style:font-size-asian="8pt" style:font-size-complex="8pt"/>
    </style:style>
    <style:style style:name="P136" style:family="paragraph" style:parent-style-name="Table_20_Contents">
      <style:text-properties fo:font-size="8pt" officeooo:paragraph-rsid="032e517d" style:font-size-asian="8pt" style:font-size-complex="8pt"/>
    </style:style>
    <style:style style:name="P137" style:family="paragraph" style:parent-style-name="Table_20_Contents">
      <style:text-properties fo:font-size="8pt" officeooo:paragraph-rsid="034886fc" style:font-size-asian="8pt" style:font-size-complex="8pt"/>
    </style:style>
    <style:style style:name="P138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45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46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1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2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3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54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55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56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0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1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2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63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64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5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66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67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68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70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71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72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73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74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75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76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77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78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79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80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81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182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3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4" style:family="paragraph" style:parent-style-name="Table_20_Contents">
      <style:paragraph-properties fo:text-align="start" style:justify-single-word="false"/>
      <style:text-properties fo:font-size="8pt" fo:font-weight="normal" officeooo:paragraph-rsid="038821f2" style:font-size-asian="8pt" style:font-weight-asian="normal" style:font-size-complex="8pt" style:font-weight-complex="normal"/>
    </style:style>
    <style:style style:name="P185" style:family="paragraph" style:parent-style-name="Table_20_Contents">
      <style:text-properties fo:font-size="8pt" fo:font-weight="normal" officeooo:paragraph-rsid="038b100a" style:font-size-asian="8pt" style:font-weight-asian="normal" style:font-size-complex="8pt" style:font-weight-complex="normal"/>
    </style:style>
    <style:style style:name="P186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7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8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189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4886fc" style:font-size-asian="8pt" style:font-style-asian="normal" style:font-weight-asian="normal" style:font-size-complex="8pt" style:font-style-complex="normal" style:font-weight-complex="normal"/>
    </style:style>
    <style:style style:name="P190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91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92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3758c43" style:font-size-asian="10pt" style:font-weight-asian="bold" style:font-size-complex="10pt" style:font-weight-complex="bold"/>
    </style:style>
    <style:style style:name="P195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96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7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99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0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3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4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05" style:family="paragraph" style:parent-style-name="Table_20_Contents">
      <style:text-properties fo:font-size="10pt" officeooo:paragraph-rsid="0011662f" style:font-size-asian="10pt" style:font-size-complex="10pt"/>
    </style:style>
    <style:style style:name="P206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07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08" style:family="paragraph" style:parent-style-name="Table_20_Contents">
      <style:text-properties fo:font-size="10pt" officeooo:rsid="03ae4723" officeooo:paragraph-rsid="03ae4723" style:font-size-asian="10pt" style:font-size-complex="10pt"/>
    </style:style>
    <style:style style:name="P209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10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11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14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15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8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19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20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21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22" style:family="paragraph" style:parent-style-name="Table_20_Contents">
      <style:text-properties fo:font-size="10pt" fo:font-weight="normal" officeooo:rsid="03179ab7" officeooo:paragraph-rsid="031b4344" style:font-size-asian="10pt" style:font-weight-asian="normal" style:font-size-complex="10pt" style:font-weight-complex="normal"/>
    </style:style>
    <style:style style:name="P223" style:family="paragraph" style:parent-style-name="Table_20_Contents">
      <style:text-properties fo:font-size="10pt" fo:font-weight="normal" officeooo:rsid="03179ab7" officeooo:paragraph-rsid="03179ab7" style:font-size-asian="10pt" style:font-weight-asian="normal" style:font-size-complex="10pt" style:font-weight-complex="normal"/>
    </style:style>
    <style:style style:name="P224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25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text-align="end" style:justify-single-word="false"/>
      <style:text-properties fo:font-size="10pt" fo:font-weight="normal" officeooo:rsid="000036b1" officeooo:paragraph-rsid="03ae4723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8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0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1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2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3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4" style:family="paragraph" style:parent-style-name="Table_20_Contents"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5" style:family="paragraph" style:parent-style-name="Table_20_Contents">
      <style:paragraph-properties fo:text-align="end" style:justify-single-word="false"/>
      <style:text-properties fo:font-size="6pt" fo:font-weight="normal" officeooo:rsid="00413775" officeooo:paragraph-rsid="01b77955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size="6pt" fo:font-weight="normal" officeooo:rsid="038118da" officeooo:paragraph-rsid="038118da" style:font-size-asian="5.25pt" style:font-weight-asian="normal" style:font-size-complex="6pt" style:font-weight-complex="normal"/>
    </style:style>
    <style:style style:name="P237" style:family="paragraph" style:parent-style-name="Table_20_Contents">
      <style:text-properties fo:font-size="6pt" fo:font-weight="normal" officeooo:rsid="038118da" officeooo:paragraph-rsid="03830dc1" style:font-size-asian="5.25pt" style:font-weight-asian="normal" style:font-size-complex="6pt" style:font-weight-complex="normal"/>
    </style:style>
    <style:style style:name="P238" style:family="paragraph" style:parent-style-name="Table_20_Contents">
      <style:text-properties fo:font-size="6pt" fo:font-weight="normal" officeooo:rsid="03830dc1" officeooo:paragraph-rsid="03830dc1" style:font-size-asian="5.25pt" style:font-weight-asian="normal" style:font-size-complex="6pt" style:font-weight-complex="normal"/>
    </style:style>
    <style:style style:name="P239" style:family="paragraph" style:parent-style-name="Table_20_Contents">
      <style:text-properties fo:font-size="6pt" fo:font-weight="normal" officeooo:rsid="0196b589" officeooo:paragraph-rsid="03830dc1" style:font-size-asian="5.25pt" style:font-weight-asian="normal" style:font-size-complex="6pt" style:font-weight-complex="normal"/>
    </style:style>
    <style:style style:name="P240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41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42" style:family="paragraph" style:parent-style-name="Table_20_Contents">
      <style:text-properties fo:font-size="6pt" officeooo:rsid="03ae4723" officeooo:paragraph-rsid="03ae4723" style:font-size-asian="6pt" style:font-size-complex="6pt"/>
    </style:style>
    <style:style style:name="P243" style:family="paragraph" style:parent-style-name="Table_20_Contents">
      <style:text-properties fo:font-size="6pt" officeooo:rsid="03ae4723" officeooo:paragraph-rsid="03b2f824" style:font-size-asian="6pt" style:font-size-complex="6pt"/>
    </style:style>
    <style:style style:name="P24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47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48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49" style:family="paragraph" style:parent-style-name="Table_20_Contents">
      <style:text-properties fo:font-size="7pt" fo:font-weight="bold" officeooo:rsid="011bcc07" officeooo:paragraph-rsid="03627ac5" style:font-size-asian="7pt" style:font-weight-asian="bold" style:font-size-complex="7pt" style:font-weight-complex="bold"/>
    </style:style>
    <style:style style:name="P250" style:family="paragraph" style:parent-style-name="Table_20_Contents">
      <style:text-properties fo:font-size="7pt" fo:font-weight="bold" officeooo:rsid="011bcc07" officeooo:paragraph-rsid="036db901" style:font-size-asian="7pt" style:font-weight-asian="bold" style:font-size-complex="7pt" style:font-weight-complex="bold"/>
    </style:style>
    <style:style style:name="P251" style:family="paragraph" style:parent-style-name="Table_20_Contents">
      <style:text-properties fo:font-size="7pt" fo:font-weight="bold" officeooo:paragraph-rsid="03627ac5" style:font-size-asian="7pt" style:font-weight-asian="bold" style:font-size-complex="7pt" style:font-weight-complex="bold"/>
    </style:style>
    <style:style style:name="P252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53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54" style:family="paragraph" style:parent-style-name="Table_20_Contents"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55" style:family="paragraph" style:parent-style-name="Table_20_Contents"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56" style:family="paragraph" style:parent-style-name="Table_20_Contents"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7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8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59" style:family="paragraph" style:parent-style-name="Table_20_Contents"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60" style:family="paragraph" style:parent-style-name="Table_20_Contents">
      <style:text-properties fo:font-size="7pt" fo:font-weight="bold" officeooo:paragraph-rsid="036db901" style:font-size-asian="7pt" style:font-weight-asian="bold" style:font-size-complex="7pt" style:font-weight-complex="bold"/>
    </style:style>
    <style:style style:name="P261" style:family="paragraph" style:parent-style-name="Table_20_Contents">
      <style:text-properties fo:font-size="7pt" fo:font-weight="bold" officeooo:rsid="036d59c7" officeooo:paragraph-rsid="036db901" style:font-size-asian="7pt" style:font-weight-asian="bold" style:font-size-complex="7pt" style:font-weight-complex="bold"/>
    </style:style>
    <style:style style:name="P262" style:family="paragraph" style:parent-style-name="Table_20_Contents">
      <style:text-properties fo:font-size="7pt" fo:font-weight="bold" officeooo:rsid="036d59c7" officeooo:paragraph-rsid="03627ac5" style:font-size-asian="7pt" style:font-weight-asian="bold" style:font-size-complex="7pt" style:font-weight-complex="bold"/>
    </style:style>
    <style:style style:name="P263" style:family="paragraph" style:parent-style-name="Table_20_Contents">
      <style:text-properties fo:font-size="7pt" officeooo:paragraph-rsid="036607e7" style:font-size-asian="7pt" style:font-size-complex="7pt"/>
    </style:style>
    <style:style style:name="P264" style:family="paragraph" style:parent-style-name="Table_20_Contents">
      <style:text-properties fo:font-size="7pt" officeooo:rsid="011bcc07" officeooo:paragraph-rsid="036607e7" style:font-size-asian="7pt" style:font-size-complex="7pt"/>
    </style:style>
    <style:style style:name="P265" style:family="paragraph" style:parent-style-name="Table_20_Contents">
      <style:text-properties fo:font-size="7pt" officeooo:rsid="011bcc07" officeooo:paragraph-rsid="036db901" style:font-size-asian="7pt" style:font-size-complex="7pt"/>
    </style:style>
    <style:style style:name="P266" style:family="paragraph" style:parent-style-name="Table_20_Contents">
      <style:paragraph-properties fo:text-align="end" style:justify-single-word="false"/>
      <style:text-properties fo:font-size="7pt" officeooo:paragraph-rsid="036607e7" style:font-size-asian="7pt" style:font-size-complex="7pt"/>
    </style:style>
    <style:style style:name="P267" style:family="paragraph" style:parent-style-name="Table_20_Contents">
      <style:paragraph-properties fo:text-align="end" style:justify-single-word="false"/>
      <style:text-properties fo:font-size="7pt" officeooo:paragraph-rsid="0364bb8c" style:font-size-asian="7pt" style:font-size-complex="7pt"/>
    </style:style>
    <style:style style:name="P268" style:family="paragraph" style:parent-style-name="Table_20_Contents">
      <style:paragraph-properties fo:text-align="end" style:justify-single-word="false"/>
      <style:text-properties fo:font-size="7pt" officeooo:paragraph-rsid="036db901" style:font-size-asian="7pt" style:font-size-complex="7pt"/>
    </style:style>
    <style:style style:name="P269" style:family="paragraph" style:parent-style-name="Table_20_Contents">
      <style:text-properties fo:font-size="7pt" officeooo:rsid="01018c73" officeooo:paragraph-rsid="036607e7" style:font-size-asian="7pt" style:font-size-complex="7pt"/>
    </style:style>
    <style:style style:name="P270" style:family="paragraph" style:parent-style-name="Table_20_Contents">
      <style:text-properties fo:font-size="7pt" officeooo:rsid="01018c73" officeooo:paragraph-rsid="036db901" style:font-size-asian="7pt" style:font-size-complex="7pt"/>
    </style:style>
    <style:style style:name="P271" style:family="paragraph" style:parent-style-name="Table_20_Contents">
      <style:text-properties fo:font-size="7pt" officeooo:rsid="00cc61e2" officeooo:paragraph-rsid="0364bb8c" style:font-size-asian="7pt" style:font-size-complex="7pt"/>
    </style:style>
    <style:style style:name="P272" style:family="paragraph" style:parent-style-name="Table_20_Contents">
      <style:text-properties fo:font-size="7pt" officeooo:rsid="00cc61e2" officeooo:paragraph-rsid="036db901" style:font-size-asian="7pt" style:font-size-complex="7pt"/>
    </style:style>
    <style:style style:name="P273" style:family="paragraph" style:parent-style-name="Table_20_Contents">
      <style:text-properties fo:font-size="7pt" officeooo:rsid="00cd0a63" officeooo:paragraph-rsid="0364bb8c" style:font-size-asian="7pt" style:font-size-complex="7pt"/>
    </style:style>
    <style:style style:name="P274" style:family="paragraph" style:parent-style-name="Table_20_Contents">
      <style:text-properties fo:font-size="7pt" officeooo:rsid="00cd0a63" officeooo:paragraph-rsid="036db901" style:font-size-asian="7pt" style:font-size-complex="7pt"/>
    </style:style>
    <style:style style:name="P275" style:family="paragraph" style:parent-style-name="Table_20_Contents">
      <style:text-properties fo:font-size="7pt" officeooo:paragraph-rsid="036db901" style:font-size-asian="7pt" style:font-size-complex="7pt"/>
    </style:style>
    <style:style style:name="P276" style:family="paragraph" style:parent-style-name="Table_20_Contents">
      <style:text-properties fo:font-size="7pt" fo:font-weight="normal" officeooo:rsid="00e9c9a2" officeooo:paragraph-rsid="036607e7" style:font-size-asian="7pt" style:font-weight-asian="normal" style:font-size-complex="7pt" style:font-weight-complex="normal"/>
    </style:style>
    <style:style style:name="P277" style:family="paragraph" style:parent-style-name="Table_20_Contents">
      <style:text-properties fo:font-size="7pt" fo:font-weight="normal" officeooo:rsid="00e9c9a2" officeooo:paragraph-rsid="036db901" style:font-size-asian="7pt" style:font-weight-asian="normal" style:font-size-complex="7pt" style:font-weight-complex="normal"/>
    </style:style>
    <style:style style:name="P278" style:family="paragraph" style:parent-style-name="Table_20_Contents">
      <style:paragraph-properties fo:text-align="start" style:justify-single-word="false"/>
      <style:text-properties fo:font-size="7pt" fo:font-weight="normal" officeooo:paragraph-rsid="0391552f" style:font-size-asian="7pt" style:font-weight-asian="normal" style:font-size-complex="7pt" style:font-weight-complex="normal"/>
    </style:style>
    <style:style style:name="P279" style:family="paragraph" style:parent-style-name="Table_20_Contents">
      <style:text-properties fo:font-size="7pt" fo:font-weight="normal" officeooo:paragraph-rsid="03917571" style:font-size-asian="7pt" style:font-weight-asian="normal" style:font-size-complex="7pt" style:font-weight-complex="normal"/>
    </style:style>
    <style:style style:name="P280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81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82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83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84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85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86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87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88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89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90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91" style:family="paragraph" style:parent-style-name="Standard">
      <style:paragraph-properties fo:break-before="page"/>
      <style:text-properties officeooo:rsid="00504db6" officeooo:paragraph-rsid="0011662f"/>
    </style:style>
    <style:style style:name="P292" style:family="paragraph" style:parent-style-name="Standard">
      <style:paragraph-properties fo:break-before="page"/>
      <style:text-properties officeooo:paragraph-rsid="0011662f"/>
    </style:style>
    <style:style style:name="P293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294" style:family="paragraph" style:parent-style-name="Standard">
      <style:paragraph-properties fo:break-before="page"/>
      <style:text-properties fo:font-size="6pt" officeooo:paragraph-rsid="03dbd885" style:font-size-asian="5.25pt" style:font-size-complex="6pt"/>
    </style:style>
    <style:style style:name="P295" style:family="paragraph" style:parent-style-name="Standard">
      <style:text-properties officeooo:rsid="03dd3b6e" officeooo:paragraph-rsid="02a262fe"/>
    </style:style>
    <style:style style:name="P296" style:family="paragraph" style:parent-style-name="Standard">
      <style:text-properties officeooo:rsid="03dda57e" officeooo:paragraph-rsid="0330d80c"/>
    </style:style>
    <style:style style:name="P297" style:family="paragraph" style:parent-style-name="Standard">
      <style:text-properties officeooo:rsid="03dda57e" officeooo:paragraph-rsid="0313bb75"/>
    </style:style>
    <style:style style:name="P298" style:family="paragraph" style:parent-style-name="Standard">
      <style:text-properties officeooo:rsid="02a5c7aa" officeooo:paragraph-rsid="034886fc"/>
    </style:style>
    <style:style style:name="P299" style:family="paragraph" style:parent-style-name="Heading_20_1">
      <style:text-properties officeooo:paragraph-rsid="02a4cc4c"/>
    </style:style>
    <style:style style:name="P300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301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302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303" style:family="paragraph" style:parent-style-name="Heading_20_2">
      <style:text-properties officeooo:paragraph-rsid="034a3fdb"/>
    </style:style>
    <style:style style:name="P304" style:family="paragraph" style:parent-style-name="Heading_20_2">
      <style:text-properties officeooo:paragraph-rsid="026462c6"/>
    </style:style>
    <style:style style:name="P305" style:family="paragraph" style:parent-style-name="Heading_20_2">
      <style:text-properties officeooo:paragraph-rsid="01759371"/>
    </style:style>
    <style:style style:name="P306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/>
      <style:text-properties officeooo:rsid="021b5327" officeooo:paragraph-rsid="0266cb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fo:font-weight="normal" officeooo:rsid="01c7c130" style:font-weight-asian="normal" style:font-weight-complex="normal"/>
    </style:style>
    <style:style style:name="T12" style:family="text">
      <style:text-properties officeooo:rsid="00413775"/>
    </style:style>
    <style:style style:name="T13" style:family="text">
      <style:text-properties officeooo:rsid="0047a1d1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b446d"/>
    </style:style>
    <style:style style:name="T27" style:family="text">
      <style:text-properties officeooo:rsid="0149033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96b589" style:font-weight-asian="bold" style:font-weight-complex="bold"/>
    </style:style>
    <style:style style:name="T30" style:family="text">
      <style:text-properties fo:font-weight="bold" officeooo:rsid="01ae8ca4" style:font-weight-asian="bold" style:font-weight-complex="bold"/>
    </style:style>
    <style:style style:name="T31" style:family="text">
      <style:text-properties fo:font-weight="bold" officeooo:rsid="003b0ab6" style:font-weight-asian="bold" style:font-weight-complex="bold"/>
    </style:style>
    <style:style style:name="T32" style:family="text">
      <style:text-properties officeooo:rsid="000036b1"/>
    </style:style>
    <style:style style:name="T33" style:family="text">
      <style:text-properties officeooo:rsid="01c7c130"/>
    </style:style>
    <style:style style:name="T34" style:family="text">
      <style:text-properties officeooo:rsid="01f6e32f"/>
    </style:style>
    <style:style style:name="T35" style:family="text">
      <style:text-properties officeooo:rsid="01fb6c93"/>
    </style:style>
    <style:style style:name="T36" style:family="text">
      <style:text-properties officeooo:rsid="020937cc"/>
    </style:style>
    <style:style style:name="T37" style:family="text">
      <style:text-properties officeooo:rsid="0249630e"/>
    </style:style>
    <style:style style:name="T38" style:family="text">
      <style:text-properties officeooo:rsid="025d3f4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237f0b0" style:font-style-asian="italic" style:font-style-complex="italic"/>
    </style:style>
    <style:style style:name="T41" style:family="text">
      <style:text-properties fo:font-style="italic" officeooo:rsid="0238ea6e" style:font-style-asian="italic" style:font-style-complex="italic"/>
    </style:style>
    <style:style style:name="T42" style:family="text">
      <style:text-properties officeooo:rsid="02a5c7aa"/>
    </style:style>
    <style:style style:name="T43" style:family="text">
      <style:text-properties officeooo:rsid="03191e0b"/>
    </style:style>
    <style:style style:name="T44" style:family="text">
      <style:text-properties officeooo:rsid="031bd6c4"/>
    </style:style>
    <style:style style:name="T45" style:family="text">
      <style:text-properties officeooo:rsid="032b96c2"/>
    </style:style>
    <style:style style:name="T46" style:family="text">
      <style:text-properties officeooo:rsid="0330d80c"/>
    </style:style>
    <style:style style:name="T47" style:family="text">
      <style:text-properties officeooo:rsid="027d3b0a"/>
    </style:style>
    <style:style style:name="T48" style:family="text">
      <style:text-properties officeooo:rsid="036faf22"/>
    </style:style>
    <style:style style:name="T49" style:family="text">
      <style:text-properties officeooo:rsid="0373aa03"/>
    </style:style>
    <style:style style:name="T50" style:family="text">
      <style:text-properties officeooo:rsid="03781749"/>
    </style:style>
    <style:style style:name="T51" style:family="text">
      <style:text-properties officeooo:rsid="037b9cbb"/>
    </style:style>
    <style:style style:name="T52" style:family="text">
      <style:text-properties officeooo:rsid="0399fc9f"/>
    </style:style>
    <style:style style:name="T53" style:family="text">
      <style:text-properties officeooo:rsid="039cc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sessions in [getSessions(objects)]&quot;&gt;">=1)  FOR EACH sessions</text:text-input></text:p>
      <text:p text:style-name="P50"><text:text-input text:description="&lt;for each=&quot;sessionGroups in [getSessionGroups(sessions)]&quot;&gt;">==2) FOR EACH sessionGroups</text:text-input></text:p>
      <text:p text:style-name="P50"><text:text-input text:description="&lt;if test=&quot;len(sessionGroups) &gt; 1 or summary&quot;&gt;">===3) IF more_groups</text:text-input></text:p>
      <text:p text:style-name="P51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29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300" text:outline-level="1">Verkaufsübersicht</text:h>
                  <text:p text:style-name="P30"><text:text-input text:description="&lt;stat.name&gt;">NAME</text:text-input></text:p>
                </table:table-cell>
              </table:table-row>
            </table:table>
            <text:p text:style-name="Standard"/>
            <text:p text:style-name="P88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09">Kassen <text:span text:style-name="T44">[</text:span><text:span text:style-name="T44"><text:text-input text:description="&lt;stat.date_range&gt;">1.1.2017 08:00 - 1.1.2017 11:00</text:text-input></text:span><text:span text:style-name="T44">]</text:span>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2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25">Verkäufe <text:span text:style-name="T29">(</text:span><text:span text:style-name="T29"><text:text-input text:description="&lt;stat.order_count&gt;">COUNT</text:text-input></text:span><text:span text:style-name="T29">)</text:span></text:p>
            <text:p text:style-name="P239">Umsatz unabhängig von der Zahlung</text:p>
          </table:table-cell>
          <table:table-cell table:style-name="Tabelle32.B4" office:value-type="string">
            <text:p text:style-name="P191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223">Zahlung <text:span text:style-name="T43">nach Journal</text:span></text:p>
            <text:p text:style-name="P237">inkl. Ein-/Auszahlungen vor Abschluss</text:p>
          </table:table-cell>
          <table:table-cell table:style-name="Tabelle32.D4" office:value-type="string">
            <text:p text:style-name="P190"><text:span text:style-name="T49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103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62"><text:text-input text:description="&lt;if test=&quot;turnover.is_taxed&quot;&gt;">IF tax</text:text-input></text:p>
                  <text:p text:style-name="P156"><text:span text:style-name="T16">Verkäufe inkl. </text:span><text:span text:style-name="T16"><text:text-input text:description="&lt;turnover.name&gt;">NAME</text:text-input></text:span></text:p>
                  <table:table table:name="Tabelle46" table:style-name="Tabelle46">
                    <table:table-column table:style-name="Tabelle46.A"/>
                    <table:table-column table:style-name="Tabelle46.B"/>
                    <table:table-row>
                      <table:table-cell table:style-name="Tabelle46.A1" office:value-type="string">
                        <text:p text:style-name="P185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6.A1" office:value-type="string">
                        <text:p text:style-name="P185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2"><text:text-input text:description="&lt;/if&gt;">END IF</text:text-input></text:p>
                  <text:p text:style-name="P167"><text:text-input text:description="&lt;if test=&quot;not turnover.is_taxed&quot;&gt;">IF not tax</text:text-input></text:p>
                  <text:p text:style-name="P145">Verkäufe</text:p>
                  <text:p text:style-name="P162"><text:text-input text:description="&lt;/if&gt;">END IF</text:text-input></text:p>
                </table:table-cell>
                <table:table-cell table:style-name="Tabelle37.A1" office:value-type="string">
                  <text:p text:style-name="P143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85"><text:text-input text:description="&lt;if test=&quot;stat.simple_turnover&quot;&gt;">IF simple_turnover</text:text-input></text:p>
            <text:p text:style-name="P281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288"><text:text-input text:description="&lt;detail.name&gt;">name</text:text-input></text:p>
                  <text:p text:style-name="P288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290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86"><text:text-input text:description="&lt;/for&gt;">END FOR</text:text-input></text:p>
            <text:p text:style-name="P286"><text:text-input text:description="&lt;/if&gt;">END IF</text:text-input></text:p>
            <text:p text:style-name="P286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31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58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43"><text:span text:style-name="T48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70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13"><text:text-input text:description="&lt;user.user.name&gt;">user</text:text-input></text:p>
                </table:table-cell>
                <table:table-cell table:style-name="Tabelle35.A1" office:value-type="string">
                  <text:p text:style-name="P110"><text:span text:style-name="T48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9"><text:text-input text:description="&lt;/for&gt;">END FOR</text:text-input></text:p>
            <text:p text:style-name="P41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64"><text:text-input text:description="&lt;if test=&quot;turnover.is_taxed&quot;&gt;">IF tax</text:text-input></text:p>
                  <text:p text:style-name="P186"><text:span text:style-name="T52">Verkäufe inkl. </text:span><text:span text:style-name="T52"><text:text-input text:description="&lt;turnover.name&gt;">NAME</text:text-input></text:span></text:p>
                  <table:table table:name="Tabelle48" table:style-name="Tabelle48">
                    <table:table-column table:style-name="Tabelle48.A"/>
                    <table:table-column table:style-name="Tabelle48.B"/>
                    <table:table-row>
                      <table:table-cell table:style-name="Tabelle48.A1" office:value-type="string">
                        <text:p text:style-name="P279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8.A1" office:value-type="string">
                        <text:p text:style-name="P279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4"><text:text-input text:description="&lt;/if&gt;">END IF</text:text-input></text:p>
                  <text:p text:style-name="P166"><text:text-input text:description="&lt;if test=&quot;not turnover.is_taxed&quot;&gt;">IF not tax</text:text-input></text:p>
                  <text:p text:style-name="P181">Verkäufe</text:p>
                  <text:p text:style-name="P160"><text:text-input text:description="&lt;/if&gt;">END IF</text:text-input></text:p>
                </table:table-cell>
                <table:table-cell table:style-name="Tabelle36.A1" office:value-type="string">
                  <text:p text:style-name="P183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8"><text:text-input text:description="&lt;/for&gt;">END FOR</text:text-input></text:p>
            <text:p text:style-name="P34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5"><text:text-input text:description="&lt;if test=&quot;stat.noturnover_active&quot;&gt;">IF noturnover_active</text:text-input></text:p>
            <text:p text:style-name="P87">*<text:span text:style-name="T53">Verkäufe in diesem Journal werden von den Verkäufen (links) abgezogen</text:span></text:p>
            <text:p text:style-name="P85"><text:text-input text:description="&lt;/if&gt;">END IF</text:text-input></text:p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8">Auszahlung</text:p>
          </table:table-cell>
          <table:table-cell table:style-name="Tabelle32.D7" office:value-type="string">
            <text:p text:style-name="P3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0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54"><text:text-input text:description="&lt;expense.name&gt;">NAME</text:text-input></text:p>
                </table:table-cell>
                <table:table-cell table:style-name="Tabelle31.B1" office:value-type="string">
                  <text:p text:style-name="P142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9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104"/>
                </table:table-cell>
                <table:table-cell table:style-name="Tabelle33.A1" office:value-type="string">
                  <text:p text:style-name="P112"><text:text-input text:description="&lt;l.name&gt;">01.01.2016</text:text-input></text:p>
                </table:table-cell>
                <table:table-cell table:style-name="Tabelle33.A1" office:value-type="string">
                  <text:p text:style-name="P109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9"><text:text-input text:description="&lt;/for&gt;">END FOR</text:text-input></text:p>
            <text:p text:style-name="P97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0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9">Einzahlung</text:p>
          </table:table-cell>
          <table:table-cell table:style-name="Tabelle32.D10" office:value-type="string">
            <text:p text:style-name="P3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0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54"><text:text-input text:description="&lt;income.name&gt;">NAME</text:text-input></text:p>
                </table:table-cell>
                <table:table-cell table:style-name="Tabelle29.A1" office:value-type="string">
                  <text:p text:style-name="P142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8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109"/>
                </table:table-cell>
                <table:table-cell table:style-name="Tabelle30.A1" office:value-type="string">
                  <text:p text:style-name="P112"><text:text-input text:description="&lt;l.name&gt;">01.01.2016</text:text-input></text:p>
                </table:table-cell>
                <table:table-cell table:style-name="Tabelle30.A1" office:value-type="string">
                  <text:p text:style-name="P109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8"><text:text-input text:description="&lt;/for&gt;">END FOR</text:text-input></text:p>
            <text:p text:style-name="P97"><text:text-input text:description="&lt;/for&gt;">END FOR</text:text-input></text:p>
          </table:table-cell>
          <table:covered-table-cell/>
        </table:table-row>
        <table:table-row>
          <table:table-cell table:style-name="Tabelle32.A12" office:value-type="string">
            <text:p text:style-name="P208">Barumsatz</text:p>
            <text:p text:style-name="P242">Barverkäufe ohne Ein-/Auszahlungen</text:p>
          </table:table-cell>
          <table:table-cell table:style-name="Tabelle32.B12" office:value-type="string">
            <text:p text:style-name="P226"><text:text-input text:description="&lt;formatLang(stat.cash_turnover)&gt;">TURNOVER</text:text-input> <text:text-input text:description="&lt;stat.currency&gt;">CUR</text:text-input></text:p>
          </table:table-cell>
          <table:table-cell table:style-name="Tabelle32.C12" office:value-type="string">
            <text:p text:style-name="P83">Bar</text:p>
          </table:table-cell>
          <table:table-cell table:style-name="Tabelle32.D12" office:value-type="string">
            <text:p text:style-name="P194"><text:text-input text:description="&lt;formatLang(stat.cash_payment)&gt;">1000,00</text:text-input> <text:span text:style-name="T32"><text:text-input text:description="&lt;stat.currency&gt;">CUR</text:text-input></text:span></text:p>
            <text:p text:style-name="P235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6"><text:text-input text:description="&lt;if test=&quot;stat.days&quot;&gt;">=====5) IF days</text:text-input></text:p>
      <text:p text:style-name="P28"/>
      <text:p text:style-name="P293"/>
      <text:h text:style-name="P302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16">Datum</text:p>
            <text:p text:style-name="P241">(Verkäufe)</text:p>
          </table:table-cell>
          <table:table-cell table:style-name="Tabelle6.A1" office:value-type="string">
            <text:p text:style-name="P116">Sitzung</text:p>
          </table:table-cell>
          <table:table-cell table:style-name="Tabelle6.A1" office:value-type="string">
            <text:p text:style-name="P116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6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6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46">Umsatz</text:p>
          </table:table-cell>
        </table:table-row>
      </table:table>
      <text:p text:style-name="P56"><text:text-input text:description="&lt;for each=&quot;day in stat.days&quot;&gt;">======6) FOR EACH day</text:text-input></text:p>
      <text:p text:style-name="P56"><text:text-input text:description="&lt;if test=&quot;day.sessions&quot;&gt;">=======7) IF sessions</text:text-input></text:p>
      <text:p text:style-name="P56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50"><text:text-input text:description="&lt;formatLang(day.day,date=True)&gt;">01.01.2017</text:text-input></text:p>
            <text:p text:style-name="P177">(<text:text-input text:description="&lt;daily_stat.order_count&gt;">8000</text:text-input>)</text:p>
          </table:table-cell>
          <table:table-cell table:style-name="Tabelle8.A1" office:value-type="string">
            <text:p text:style-name="P118"><text:text-input text:description="&lt;for each=&quot;daily_session in day.sessions&quot;&gt;">FOR daily_session</text:text-input></text:p>
            <text:p text:style-name="P152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8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34"><text:text-input text:description="&lt;/for&gt;">END FOR</text:text-input></text:p>
          </table:table-cell>
          <table:table-cell table:style-name="Tabelle8.A1" office:value-type="string">
            <text:p text:style-name="P127"><text:text-input text:description="&lt;for each=&quot;turnover in daily_stat.turnoverList&quot;&gt;">FOR EACH turnover</text:text-input></text:p>
            <text:p text:style-name="P127"><text:text-input text:description="&lt;if test=&quot;turnover.is_taxed&quot;&gt;">IF tax</text:text-input></text:p>
            <text:p text:style-name="P127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7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7"><text:text-input text:description="&lt;/if&gt;">END IF</text:text-input></text:p>
            <text:p text:style-name="P127"><text:text-input text:description="&lt;if test=&quot;not turnover.is_taxed&quot;&gt;">IF not tax</text:text-input></text:p>
            <text:p text:style-name="P127">ohne Steuer<text:tab/><text:span text:style-name="T34"><text:text-input text:description="&lt;formatLang(turnover.sum)&gt;">10.000,00</text:text-input></text:span></text:p>
            <text:p text:style-name="P127"><text:text-input text:description="&lt;/if&gt;">END IF</text:text-input></text:p>
            <text:p text:style-name="P127"><text:text-input text:description="&lt;/for&gt;">END FOR</text:text-input></text:p>
          </table:table-cell>
          <table:table-cell table:style-name="Tabelle8.A1" office:value-type="string">
            <text:p text:style-name="P123"><text:text-input text:description="&lt;for each=&quot;st in daily_stat.statements&quot;&gt;">FOR EACH st</text:text-input></text:p>
            <text:p text:style-name="P123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23"><text:text-input text:description="&lt;/for&gt;">END FOR</text:text-input></text:p>
          </table:table-cell>
          <table:table-cell table:style-name="Tabelle8.A1" office:value-type="string">
            <text:p text:style-name="P125"><text:text-input text:description="&lt;for each=&quot;expense in daily_stat.expenseList&quot;&gt;">FOR EACH expense</text:text-input></text:p>
            <text:p text:style-name="P125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79"><text:text-input text:description="&lt;/for&gt;">END FOR</text:text-input></text:p>
            <text:p text:style-name="P130"><text:text-input text:description="&lt;for each=&quot;income in daily_stat.incomeList&quot;&gt;">FOR EACH income</text:text-input></text:p>
            <text:p text:style-name="P125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79"><text:text-input text:description="&lt;/for&gt;">END FOR</text:text-input></text:p>
          </table:table-cell>
          <table:table-cell table:style-name="Tabelle8.F1" office:value-type="string">
            <text:p text:style-name="P248"><text:text-input text:description="&lt;formatLang(daily_stat.turnover)&gt;">10.000,00</text:text-input></text:p>
          </table:table-cell>
        </table:table-row>
      </table:table>
      <text:p text:style-name="P56"><text:text-input text:description="&lt;/for&gt;">========8) END FOR</text:text-input></text:p>
      <text:p text:style-name="P56"><text:text-input text:description="&lt;/if&gt;">=======7) END IF</text:text-input></text:p>
      <text:p text:style-name="P56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16"><text:text-input text:description="&lt;formatLang(day.day,date=True)&gt;">01.01.2017</text:text-input></text:p>
          </table:table-cell>
          <table:table-cell table:style-name="Tabelle9.A1" office:value-type="string">
            <text:p text:style-name="P118"/>
          </table:table-cell>
          <table:table-cell table:style-name="Tabelle9.A1" office:value-type="string">
            <text:p text:style-name="P118"/>
          </table:table-cell>
          <table:table-cell table:style-name="Tabelle9.A1" office:value-type="string">
            <text:p text:style-name="P118"/>
          </table:table-cell>
          <table:table-cell table:style-name="Tabelle9.A1" office:value-type="string">
            <text:p text:style-name="P118"/>
          </table:table-cell>
          <table:table-cell table:style-name="Tabelle9.F1" office:value-type="string">
            <text:p text:style-name="P118"/>
          </table:table-cell>
        </table:table-row>
      </table:table>
      <text:p text:style-name="P56"><text:text-input text:description="&lt;/if&gt;">=======9) END IF</text:text-input></text:p>
      <text:p text:style-name="P56"><text:text-input text:description="&lt;/for&gt;">======6) END FOR</text:text-input></text:p>
      <text:p text:style-name="P57"><text:text-input text:description="&lt;/if&gt;">=====5) END IF</text:text-input></text:p>
      <text:p text:style-name="P295"><text:text-input text:description="&lt;if test=&quot;not stat.simple_turnover&quot;&gt;">=====10) IF not simple_turnover</text:text-input></text:p>
      <text:p text:style-name="P52"><text:text-input text:description="&lt;for each=&quot;to_stat in stat.turnoverStats&quot;&gt;">======11) FOR each to_stat</text:text-input></text:p>
      <text:p text:style-name="P52"/>
      <text:p text:style-name="P294"/>
      <text:h text:style-name="P299" text:outline-level="1">Produkt <text:span text:style-name="T33">Statistik </text:span><text:span text:style-name="T11"><text:text-input text:description="&lt;to_stat.name&gt;">name</text:text-input></text:span></text:h>
      <table:table table:name="Tabelle55" table:style-name="Tabelle55">
        <table:table-column table:style-name="Tabelle55.A"/>
        <table:table-column table:style-name="Tabelle55.B"/>
        <table:table-column table:style-name="Tabelle55.C"/>
        <table:table-column table:style-name="Tabelle55.D"/>
        <table:table-column table:style-name="Tabelle55.E"/>
        <table:table-column table:style-name="Tabelle55.D"/>
        <table:table-column table:style-name="Tabelle55.G"/>
        <table:table-row>
          <table:table-cell table:style-name="Tabelle55.A1" office:value-type="string">
            <text:p text:style-name="P14"><text:span text:style-name="T45">Kategorie / </text:span>Produkt</text:p>
          </table:table-cell>
          <table:table-cell table:style-name="Tabelle55.A1" office:value-type="string">
            <text:p text:style-name="P10">Steuer</text:p>
          </table:table-cell>
          <table:table-cell table:style-name="Tabelle55.A1" office:value-type="string">
            <text:p text:style-name="P5">Preis <text:span text:style-name="T46"><text:text-input text:description="&lt;stat.currency&gt;">€</text:text-input></text:span></text:p>
          </table:table-cell>
          <table:table-cell table:style-name="Tabelle55.A1" office:value-type="string">
            <text:p text:style-name="P12">%</text:p>
          </table:table-cell>
          <table:table-cell table:style-name="Tabelle55.A1" office:value-type="string">
            <text:p text:style-name="P5">Menge</text:p>
          </table:table-cell>
          <table:table-cell table:style-name="Tabelle55.A1" office:value-type="string">
            <text:p text:style-name="P15">EH</text:p>
          </table:table-cell>
          <table:table-cell table:style-name="Tabelle55.G1" office:value-type="string">
            <text:p text:style-name="P5">Gesamt <text:text-input text:description="&lt;stat.currency&gt;">CUR</text:text-input></text:p>
          </table:table-cell>
        </table:table-row>
      </table:table>
      <text:p text:style-name="P296"><text:text-input text:description="&lt;for each=&quot;pgroup in groupDetail(to_stat.details)&quot;&gt;">=======12) FOR EACH pgroup</text:text-input></text:p>
      <text:p text:style-name="P75"><text:text-input text:description="&lt;if test=&quot;pgroup.level == 0&quot;&gt;">IF level_0</text:text-input></text:p>
      <text:p text:style-name="P9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text:text-input text:description="&lt;pgroup.name&gt;">pgroup_name</text:text-input></text:p>
          </table:table-cell>
          <table:table-cell table:style-name="Tabelle1.B1" office:value-type="string">
            <text:p text:style-name="P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1"><text:text-input text:description="&lt;if test=&quot;pgroup.level == 1&quot;&gt;">IF level_1</text:text-input></text:p>
      <text:p text:style-name="P89"/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21"><text:text-input text:description="&lt;pgroup.name&gt;">pgroup_name</text:text-input></text:p>
          </table:table-cell>
          <table:table-cell table:style-name="Tabelle56.B1" office:value-type="string">
            <text:p text:style-name="P23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== 2&quot;&gt;">IF level_2</text:text-input></text:p>
      <text:p text:style-name="P91"/>
      <table:table table:name="Tabelle57" table:style-name="Tabelle57">
        <table:table-column table:style-name="Tabelle57.A"/>
        <table:table-column table:style-name="Tabelle57.B"/>
        <table:table-column table:style-name="Tabelle57.C"/>
        <table:table-row>
          <table:table-cell table:style-name="Tabelle57.A1" office:value-type="string">
            <text:p text:style-name="P42"/>
          </table:table-cell>
          <table:table-cell table:style-name="Tabelle57.A1" office:value-type="string">
            <text:p text:style-name="P44"><text:text-input text:description="&lt;pgroup.name&gt;">pgroup_name</text:text-input></text:p>
          </table:table-cell>
          <table:table-cell table:style-name="Tabelle57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&gt; 2&quot;&gt;">IF level_3</text:text-input></text:p>
      <text:p text:style-name="P91"/>
      <table:table table:name="Tabelle58" table:style-name="Tabelle58">
        <table:table-column table:style-name="Tabelle58.A"/>
        <table:table-column table:style-name="Tabelle58.B"/>
        <table:table-column table:style-name="Tabelle58.C"/>
        <table:table-row>
          <table:table-cell table:style-name="Tabelle58.A1" office:value-type="string">
            <text:p text:style-name="P77"/>
          </table:table-cell>
          <table:table-cell table:style-name="Tabelle58.A1" office:value-type="string">
            <text:p text:style-name="P43"><text:text-input text:description="&lt;pgroup.name&gt;">pgroup_name</text:text-input></text:p>
          </table:table-cell>
          <table:table-cell table:style-name="Tabelle58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297"><text:text-input text:description="&lt;if test=&quot;pgroup.details&quot;&gt;">========13) IF details</text:text-input></text:p>
      <text:p text:style-name="P297"><text:text-input text:description="&lt;for each=&quot;detail in pgroup.details&quot;&gt;">=========14) FOR EACH detail</text:text-input></text:p>
      <text:p text:style-name="P68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35"><text:text-input text:description="&lt;detail.name&gt;">name</text:text-input></text:p>
          </table:table-cell>
          <table:table-cell table:style-name="Tabelle62.A1" office:value-type="string">
            <text:p text:style-name="P120"><text:text-input text:description="&lt;detail.tax_name&gt;">Steuer 20%</text:text-input></text:p>
          </table:table-cell>
          <table:table-cell table:style-name="Tabelle62.A1" office:value-type="string">
            <text:p text:style-name="P188"><text:text-input text:description="&lt;formatLang(detail.price)&gt;">1.000,00</text:text-input></text:p>
          </table:table-cell>
          <table:table-cell table:style-name="Tabelle62.A1" office:value-type="string">
            <text:p text:style-name="P120"><text:text-input text:description="&lt;formatLang(detail.discount)&gt;">100,00</text:text-input></text:p>
          </table:table-cell>
          <table:table-cell table:style-name="Tabelle62.A1" office:value-type="string">
            <text:p text:style-name="P131"><text:text-input text:description="&lt;formatDetailAmount(detail)&gt;">100.000,00</text:text-input></text:p>
          </table:table-cell>
          <table:table-cell table:style-name="Tabelle62.A1" office:value-type="string">
            <text:p text:style-name="P120"><text:text-input text:description="&lt;detail.product.uom_id.name&gt;">Pauschal</text:text-input></text:p>
          </table:table-cell>
          <table:table-cell table:style-name="Tabelle62.G1" office:value-type="string">
            <text:p text:style-name="P132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F"/>
        <table:table-column table:style-name="Tabelle63.E"/>
        <table:table-column table:style-name="Tabelle63.H"/>
        <table:table-row>
          <table:table-cell table:style-name="Tabelle63.A1" office:value-type="string">
            <text:p text:style-name="P135"/>
          </table:table-cell>
          <table:table-cell table:style-name="Tabelle63.A1" office:value-type="string">
            <text:p text:style-name="P136"><text:text-input text:description="&lt;detail.name&gt;">name</text:text-input></text:p>
          </table:table-cell>
          <table:table-cell table:style-name="Tabelle63.A1" office:value-type="string">
            <text:p text:style-name="P120"><text:text-input text:description="&lt;detail.tax_name&gt;">Steuer 20%</text:text-input></text:p>
          </table:table-cell>
          <table:table-cell table:style-name="Tabelle63.A1" office:value-type="string">
            <text:p text:style-name="P188"><text:text-input text:description="&lt;formatLang(detail.price)&gt;">1.000,00</text:text-input></text:p>
          </table:table-cell>
          <table:table-cell table:style-name="Tabelle63.A1" office:value-type="string">
            <text:p text:style-name="P120"><text:text-input text:description="&lt;formatLang(detail.discount)&gt;">100,00</text:text-input></text:p>
          </table:table-cell>
          <table:table-cell table:style-name="Tabelle63.A1" office:value-type="string">
            <text:p text:style-name="P131"><text:text-input text:description="&lt;formatDetailAmount(detail)&gt;">100.000,00</text:text-input></text:p>
          </table:table-cell>
          <table:table-cell table:style-name="Tabelle63.A1" office:value-type="string">
            <text:p text:style-name="P120"><text:text-input text:description="&lt;detail.product.uom_id.name&gt;">Pauschal</text:text-input></text:p>
          </table:table-cell>
          <table:table-cell table:style-name="Tabelle63.H1" office:value-type="string">
            <text:p text:style-name="P132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F"/>
        <table:table-column table:style-name="Tabelle64.G"/>
        <table:table-column table:style-name="Tabelle64.H"/>
        <table:table-row>
          <table:table-cell table:style-name="Tabelle64.A1" office:value-type="string">
            <text:p text:style-name="P135"/>
          </table:table-cell>
          <table:table-cell table:style-name="Tabelle64.A1" office:value-type="string">
            <text:p text:style-name="P136"><text:text-input text:description="&lt;detail.name&gt;">name</text:text-input></text:p>
          </table:table-cell>
          <table:table-cell table:style-name="Tabelle64.A1" office:value-type="string">
            <text:p text:style-name="P120"><text:text-input text:description="&lt;detail.tax_name&gt;">Steuer 20%</text:text-input></text:p>
          </table:table-cell>
          <table:table-cell table:style-name="Tabelle64.A1" office:value-type="string">
            <text:p text:style-name="P188"><text:text-input text:description="&lt;formatLang(detail.price)&gt;">1.000,00</text:text-input></text:p>
          </table:table-cell>
          <table:table-cell table:style-name="Tabelle64.A1" office:value-type="string">
            <text:p text:style-name="P120"><text:text-input text:description="&lt;formatLang(detail.discount)&gt;">100,00</text:text-input></text:p>
          </table:table-cell>
          <table:table-cell table:style-name="Tabelle64.A1" office:value-type="string">
            <text:p text:style-name="P131"><text:text-input text:description="&lt;formatDetailAmount(detail)&gt;">100.000,00</text:text-input></text:p>
          </table:table-cell>
          <table:table-cell table:style-name="Tabelle64.A1" office:value-type="string">
            <text:p text:style-name="P120"><text:text-input text:description="&lt;detail.product.uom_id.name&gt;">Pauschal</text:text-input></text:p>
          </table:table-cell>
          <table:table-cell table:style-name="Tabelle64.H1" office:value-type="string">
            <text:p text:style-name="P132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297"><text:text-input text:description="&lt;/for&gt;">=========14) END FOR</text:text-input></text:p>
      <text:p text:style-name="P297"><text:text-input text:description="&lt;/if&gt;">========13) END IF</text:text-input></text:p>
      <text:p text:style-name="P297"><text:text-input text:description="&lt;/for&gt;">=======12) END FOR</text:text-input></text:p>
      <text:p text:style-name="P297"><text:text-input text:description="&lt;/for&gt;">======11) END FOR</text:text-input></text:p>
      <text:p text:style-name="P297"/>
      <text:p text:style-name="P53"><text:text-input text:description="&lt;/if&gt;">=====10) END IF</text:text-input></text:p>
      <text:p text:style-name="P61"><text:text-input text:description="&lt;if test=&quot;summary and print_detail and stat.details&quot;&gt;">======27) IF print_detail</text:text-input></text:p>
      <text:p text:style-name="P293"/>
      <text:h text:style-name="P303" text:outline-level="2"><text:span text:style-name="T28">Verkäufe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column table:style-name="Tabelle41.C"/>
        <table:table-column table:style-name="Tabelle41.G"/>
        <table:table-row>
          <table:table-cell table:style-name="Tabelle41.A1" office:value-type="string">
            <text:p text:style-name="P234">Beleg</text:p>
          </table:table-cell>
          <table:table-cell table:style-name="Tabelle41.A1" office:value-type="string">
            <text:p text:style-name="P234">Datum</text:p>
          </table:table-cell>
          <table:table-cell table:style-name="Tabelle41.A1" office:value-type="string">
            <text:p text:style-name="P234">Benutzer</text:p>
          </table:table-cell>
          <table:table-cell table:style-name="Tabelle41.A1" office:value-type="string">
            <text:p text:style-name="P234">Partner</text:p>
          </table:table-cell>
          <table:table-cell table:style-name="Tabelle41.A1" office:value-type="string">
            <text:p text:style-name="P231">Referenz</text:p>
          </table:table-cell>
          <table:table-cell table:style-name="Tabelle41.A1" office:value-type="string">
            <text:p text:style-name="P234">Notiz</text:p>
          </table:table-cell>
          <table:table-cell table:style-name="Tabelle41.G1" office:value-type="string">
            <text:p text:style-name="P233">Betrag</text:p>
          </table:table-cell>
        </table:table-row>
        <table:table-row>
          <table:table-cell table:style-name="Tabelle41.A2" office:value-type="string">
            <text:p text:style-name="P250"><text:text-input text:description="&lt;d.order.name&gt;">K1/00001</text:text-input></text:p>
          </table:table-cell>
          <table:table-cell table:style-name="Tabelle41.A2" office:value-type="string">
            <text:p text:style-name="P261"><text:text-input text:description="&lt;formatLang(d.order.date_order,date_time=True)&gt;">01.01.2014 18:30:00</text:text-input></text:p>
          </table:table-cell>
          <table:table-cell table:style-name="Tabelle41.A2" office:value-type="string">
            <text:p text:style-name="P255"><text:text-input text:description="&lt;d.order.user_id.name&gt;">Martin Reisenhofer</text:text-input></text:p>
          </table:table-cell>
          <table:table-cell table:style-name="Tabelle41.A2" office:value-type="string">
            <text:p text:style-name="P259"><text:text-input text:description="&lt;d.order.partner_id.name&gt;">Martin Reisenhofer</text:text-input></text:p>
          </table:table-cell>
          <table:table-cell table:style-name="Tabelle41.A2" office:value-type="string">
            <text:p text:style-name="P258"><text:text-input text:description="&lt;d.order.pos_reference&gt;">Sammelrechnung</text:text-input></text:p>
          </table:table-cell>
          <table:table-cell table:style-name="Tabelle41.A2" office:value-type="string">
            <text:p text:style-name="P260"><text:text-input text:description="&lt;d.order.note&gt;">note</text:text-input></text:p>
          </table:table-cell>
          <table:table-cell table:style-name="Tabelle41.G2" office:value-type="string">
            <text:p text:style-name="P253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3" table:number-columns-spanned="4" office:value-type="string">
            <text:p text:style-name="P272"><text:text-input text:description="&lt;for each=&quot;l in d.lines&quot;&gt;">FOR l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274"><text:text-input text:description="&lt;getLineName(l.line)&gt;">line_name</text:text-input></text:p>
                  <text:p text:style-name="P274"><text:text-input text:description="&lt;if test=&quot;l.line.notice&quot;&gt;">IF notice</text:text-input></text:p>
                  <text:p text:style-name="P274"><text:text-input text:description="&lt;l.line.notice&gt;">notice</text:text-input></text:p>
                  <text:p text:style-name="P274"><text:text-input text:description="&lt;/if&gt;">END IF</text:text-input></text:p>
                </table:table-cell>
                <table:table-cell table:style-name="Tabelle42.A1" office:value-type="string">
                  <text:p text:style-name="P268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72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41.E3" table:number-columns-spanned="3" office:value-type="string">
            <text:p text:style-name="P275"><text:text-input text:description="&lt;for each=&quot;s in d.order.statement_ids&quot;&gt;">FOR s</text:text-input></text:p>
            <text:p text:style-name="P275"><text:text-input text:description="&lt;if test=&quot;s.amount&quot;&gt;">IF amount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265"><text:text-input text:description="&lt;s.journal_id.name&gt;">Bankomat</text:text-input></text:p>
                </table:table-cell>
                <table:table-cell table:style-name="Tabelle43.A1" office:value-type="string">
                  <text:p text:style-name="P268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77"><text:text-input text:description="&lt;/if&gt;">END IF</text:text-input></text:p>
            <text:p text:style-name="P277"><text:text-input text:description="&lt;/for&gt;">END FOR</text:text-input></text:p>
            <text:p text:style-name="P275"><text:text-input text:description="&lt;for each=&quot;t in d.taxes&quot;&gt;">FOR t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270"><text:text-input text:description="&lt;t[0]&gt;">Steuer 20%</text:text-input></text:p>
                </table:table-cell>
                <table:table-cell table:style-name="Tabelle44.A1" office:value-type="string">
                  <text:p text:style-name="P268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75"><text:text-input text:description="&lt;/for&gt;">END FOR</text:text-input></text:p>
          </table:table-cell>
          <table:covered-table-cell/>
          <table:covered-table-cell/>
        </table:table-row>
      </table:table>
      <text:p text:style-name="P80"/>
      <text:p text:style-name="P81"><text:text-input text:description="&lt;/for&gt;">=======28) END FOR</text:text-input></text:p>
      <text:p text:style-name="P61"><text:text-input text:description="&lt;/if&gt;">======27) END IF</text:text-input></text:p>
      <text:p text:style-name="P53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92"/>
      <text:p text:style-name="P54"><text:text-input text:description="&lt;/if&gt;">=====15) END IF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01" text:outline-level="1"><text:span text:style-name="T27">Auswertung </text:span><text:span text:style-name="T27"><text:text-input text:description="&lt;g.config.name&gt;">config</text:text-input></text:span></text:h>
            <text:p text:style-name="P48"><text:text-input text:description="&lt;if test=&quot;g.description&quot;&gt;">IF description</text:text-input></text:p>
            <text:p text:style-name="P48"><text:text-input text:description="&lt;g.description&gt;">description</text:text-input></text:p>
            <text:p text:style-name="P48"><text:text-input text:description="&lt;/if&gt;">END IF</text:text-input></text:p>
          </table:table-cell>
        </table:table-row>
      </table:table>
      <text:p text:style-name="P50"><text:text-input text:description="&lt;for each=&quot;statIndex, stat in enumerate(statistic(g.sessions,no_group=no_group))&quot;&gt;">=====18) FOR EACH stat</text:text-input></text:p>
      <text:p text:style-name="P50"><text:text-input text:description="&lt;if test=&quot;statIndex &gt; 0&quot;&gt;">======19) IF nextStat</text:text-input></text:p>
      <text:p text:style-name="P49"/>
      <text:p text:style-name="P291"/>
      <text:p text:style-name="P50"><text:text-input text:description="&lt;/if&gt;">======19) END IF</text:text-input></text:p>
      <text:p text:style-name="P26"/>
      <text:p text:style-name="P26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8">Kassen</text:span><text:span text:style-name="T31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10"><text:span text:style-name="T15">Sitzungsb</text:span>eginn</text:p>
                </table:table-cell>
                <table:table-cell table:style-name="Tabelle14.B1" office:value-type="string">
                  <text:p text:style-name="P211">Sitzungsende</text:p>
                </table:table-cell>
                <table:table-cell table:style-name="Tabelle14.B1" office:value-type="string">
                  <text:p text:style-name="P212">Startbeleg</text:p>
                </table:table-cell>
                <table:table-cell table:style-name="Tabelle14.D1" office:value-type="string">
                  <text:p text:style-name="P213">Endbeleg</text:p>
                </table:table-cell>
              </table:table-row>
              <table:table-row>
                <table:table-cell table:style-name="Tabelle14.A2" office:value-type="string">
                  <text:p text:style-name="P195"><text:text-input text:description="&lt;if test=&quot;stat.date_start&quot;&gt;">IF date_start</text:text-input></text:p>
                  <text:p text:style-name="P195"><text:text-input text:description="&lt;formatLang(stat.date_start,date_time=True)&gt;">start</text:text-input></text:p>
                  <text:p text:style-name="P196"><text:text-input text:description="&lt;/if&gt;">END IF</text:text-input></text:p>
                </table:table-cell>
                <table:table-cell table:style-name="Tabelle14.B2" office:value-type="string">
                  <text:p text:style-name="P197"><text:text-input text:description="&lt;if test=&quot;stat.date_end&quot;&gt;">IF date_end</text:text-input></text:p>
                  <text:p text:style-name="P197"><text:text-input text:description="&lt;formatLang(stat.date_end,date_time=True)&gt;">end</text:text-input></text:p>
                  <text:p text:style-name="P197"><text:text-input text:description="&lt;/if&gt;">END IF</text:text-input></text:p>
                </table:table-cell>
                <table:table-cell table:style-name="Tabelle14.B2" office:value-type="string">
                  <text:p text:style-name="P196"><text:text-input text:description="&lt;if test=&quot;stat.first_order&quot;&gt;">IF first_order</text:text-input></text:p>
                  <text:p text:style-name="P196"><text:text-input text:description="&lt;stat.first_order.name&gt;">first_order</text:text-input></text:p>
                  <text:p text:style-name="P197"><text:text-input text:description="&lt;/if&gt;">END IF</text:text-input></text:p>
                  <text:p text:style-name="P227"><text:span text:style-name="T26">(Session </text:span><text:text-input text:description="&lt;stat.first_session&gt;">first_session</text:text-input><text:span text:style-name="T26">)</text:span></text:p>
                </table:table-cell>
                <table:table-cell table:style-name="Tabelle14.D2" office:value-type="string">
                  <text:p text:style-name="P199"><text:text-input text:description="&lt;if test=&quot;stat.last_order&quot;&gt;">IF last_order</text:text-input></text:p>
                  <text:p text:style-name="P199"><text:text-input text:description="&lt;stat.last_order.name&gt;">last_order</text:text-input></text:p>
                  <text:p text:style-name="P199"><text:text-input text:description="&lt;/if&gt;">END IF</text:text-input></text:p>
                  <text:p text:style-name="P228"><text:span text:style-name="T26">(Session </text:span><text:text-input text:description="&lt;stat.last_session&gt;">last_session</text:text-input><text:span text:style-name="T26">)</text:span></text:p>
                </table:table-cell>
              </table:table-row>
              <table:table-row>
                <table:table-cell table:style-name="Tabelle14.A2" office:value-type="string">
                  <text:p text:style-name="P244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14">Verkäufe</text:p>
                </table:table-cell>
                <table:table-cell table:style-name="Tabelle14.B4" office:value-type="string">
                  <text:p text:style-name="P215">Journal</text:p>
                </table:table-cell>
                <table:table-cell table:style-name="Tabelle14.B4" office:value-type="string">
                  <text:p text:style-name="P216">Kass<text:span text:style-name="T3">en</text:span>leitung</text:p>
                </table:table-cell>
                <table:table-cell table:style-name="Tabelle14.D4" office:value-type="string">
                  <text:p text:style-name="P217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198"><text:text-input text:description="&lt;stat.order_count&gt;">COUNT</text:text-input></text:p>
                </table:table-cell>
                <table:table-cell table:style-name="Tabelle14.B5" office:value-type="string">
                  <text:p text:style-name="P200"><text:text-input text:description="&lt;stat.journal&gt;">JOURNAL</text:text-input></text:p>
                </table:table-cell>
                <table:table-cell table:style-name="Tabelle14.C5" office:value-type="string">
                  <text:p text:style-name="P200"><text:text-input text:description="&lt;stat.user&gt;">USER</text:text-input></text:p>
                </table:table-cell>
                <table:table-cell table:style-name="Tabelle14.D5" office:value-type="string">
                  <text:p text:style-name="P201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18">Anfangsstand</text:p>
                </table:table-cell>
                <table:covered-table-cell/>
                <table:table-cell table:style-name="Tabelle15.C1" table:number-columns-spanned="2" office:value-type="string">
                  <text:p text:style-name="P202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19">Endstand</text:p>
                </table:table-cell>
                <table:covered-table-cell/>
                <table:table-cell table:style-name="Tabelle15.G1" table:number-columns-spanned="2" office:value-type="string">
                  <text:p text:style-name="P202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205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104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19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106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5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205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95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19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107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5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203"/>
                </table:table-cell>
                <table:table-cell table:style-name="Tabelle15.B3" office:value-type="string">
                  <text:p text:style-name="P171">Einzahlung</text:p>
                </table:table-cell>
                <table:table-cell table:style-name="Tabelle15.B3" office:value-type="string">
                  <text:p text:style-name="P140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6"/>
                </table:table-cell>
                <table:table-cell table:style-name="Tabelle15.E3" office:value-type="string">
                  <text:p text:style-name="P220"/>
                </table:table-cell>
                <table:table-cell table:style-name="Tabelle15.F3" office:value-type="string">
                  <text:p text:style-name="P172"><text:span text:style-name="T14">Bar </text:span>Verkäufe/Zahlungen</text:p>
                </table:table-cell>
                <table:table-cell table:style-name="Tabelle15.G3" office:value-type="string">
                  <text:p text:style-name="P141"><text:span text:style-name="T12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207"/>
                </table:table-cell>
              </table:table-row>
              <table:table-row>
                <table:table-cell table:style-name="Tabelle15.A3" office:value-type="string">
                  <text:p text:style-name="P203"/>
                </table:table-cell>
                <table:table-cell table:style-name="Tabelle15.B3" office:value-type="string">
                  <text:p text:style-name="P171">Auszahlung</text:p>
                </table:table-cell>
                <table:table-cell table:style-name="Tabelle15.B3" office:value-type="string">
                  <text:p text:style-name="P140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6"/>
                </table:table-cell>
                <table:table-cell table:style-name="Tabelle15.E4" office:value-type="string">
                  <text:p text:style-name="P221"/>
                </table:table-cell>
                <table:table-cell table:style-name="Tabelle15.F4" office:value-type="string">
                  <text:p text:style-name="P173">berechneter Stand</text:p>
                </table:table-cell>
                <table:table-cell table:style-name="Tabelle15.G4" office:value-type="string">
                  <text:p text:style-name="P141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207"/>
                </table:table-cell>
              </table:table-row>
              <table:table-row>
                <table:table-cell table:style-name="Tabelle15.A3" office:value-type="string">
                  <text:p text:style-name="P204"/>
                </table:table-cell>
                <table:table-cell table:style-name="Tabelle15.D3" office:value-type="string">
                  <text:p text:style-name="P174"><text:span text:style-name="T13">Baru</text:span>msatz</text:p>
                </table:table-cell>
                <table:table-cell table:style-name="Tabelle15.D3" office:value-type="string">
                  <text:p text:style-name="P141"><text:span text:style-name="T12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207"/>
                </table:table-cell>
                <table:table-cell table:style-name="Tabelle15.E5" office:value-type="string">
                  <text:p text:style-name="P221"/>
                </table:table-cell>
                <table:table-cell table:style-name="Tabelle15.F5" office:value-type="string">
                  <text:p text:style-name="P175">Differenz</text:p>
                </table:table-cell>
                <table:table-cell table:style-name="Tabelle15.G5" office:value-type="string">
                  <text:p text:style-name="P141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207"/>
                </table:table-cell>
              </table:table-row>
              <table:table-row>
                <table:table-cell table:style-name="Tabelle15.A6" office:value-type="string">
                  <text:p text:style-name="P204"/>
                </table:table-cell>
                <table:table-cell table:style-name="Tabelle15.B6" office:value-type="string">
                  <text:p text:style-name="P174"/>
                </table:table-cell>
                <table:table-cell table:style-name="Tabelle15.B6" office:value-type="string">
                  <text:p text:style-name="P141"/>
                </table:table-cell>
                <table:table-cell table:style-name="Tabelle15.B6" office:value-type="string">
                  <text:p text:style-name="P207"/>
                </table:table-cell>
                <table:table-cell table:style-name="Tabelle15.E6" office:value-type="string">
                  <text:p text:style-name="P221"/>
                </table:table-cell>
                <table:table-cell table:style-name="Tabelle15.F6" office:value-type="string">
                  <text:p text:style-name="P175"/>
                </table:table-cell>
                <table:table-cell table:style-name="Tabelle15.G6" office:value-type="string">
                  <text:p text:style-name="P141"/>
                </table:table-cell>
                <table:table-cell table:style-name="Tabelle15.H6" office:value-type="string">
                  <text:p text:style-name="P207"/>
                </table:table-cell>
              </table:table-row>
            </table:table>
            <text:p text:style-name="P72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24">Verkäufe <text:span text:style-name="T30">(</text:span><text:span text:style-name="T30"><text:text-input text:description="&lt;stat.order_count&gt;">COUNT</text:text-input></text:span><text:span text:style-name="T30">)</text:span></text:p>
            <text:p text:style-name="P238">Umsatz unabhängig von der Zahlung</text:p>
          </table:table-cell>
          <table:table-cell table:style-name="Tabelle18.B1" office:value-type="string">
            <text:p text:style-name="P192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22">Zahlung <text:span text:style-name="T43">nach Journal</text:span></text:p>
            <text:p text:style-name="P236">inkl. Ein-/Auszahlungen vor Abschluss</text:p>
          </table:table-cell>
          <table:table-cell table:style-name="Tabelle18.D1" office:value-type="string">
            <text:p text:style-name="P193"><text:span text:style-name="T51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102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63"><text:text-input text:description="&lt;if test=&quot;turnover.is_taxed&quot;&gt;">IF tax</text:text-input></text:p>
                  <text:p text:style-name="P155"><text:span text:style-name="T16">Verkäufe inkl. </text:span><text:span text:style-name="T16"><text:text-input text:description="&lt;turnover.name&gt;">NAME</text:text-input></text:span></text:p>
                  <table:table table:name="Tabelle45" table:style-name="Tabelle45">
                    <table:table-column table:style-name="Tabelle45.A"/>
                    <table:table-column table:style-name="Tabelle45.B"/>
                    <table:table-row>
                      <table:table-cell table:style-name="Tabelle45.A1" office:value-type="string">
                        <text:p text:style-name="P184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5.A1" office:value-type="string">
                        <text:p text:style-name="P184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3"><text:text-input text:description="&lt;/if&gt;">END IF</text:text-input></text:p>
                  <text:p text:style-name="P168"><text:text-input text:description="&lt;if test=&quot;not turnover.is_taxed&quot;&gt;">IF not tax</text:text-input></text:p>
                  <text:p text:style-name="P146">Verkäufe</text:p>
                  <text:p text:style-name="P163"><text:text-input text:description="&lt;/if&gt;">END IF</text:text-input></text:p>
                </table:table-cell>
                <table:table-cell table:style-name="Tabelle19.A1" office:value-type="string">
                  <text:p text:style-name="P144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84"><text:text-input text:description="&lt;if test=&quot;len(stat.turnoverDetails)  &lt; 13&quot;&gt;">IF product_details</text:text-input></text:p>
            <text:p text:style-name="P280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87"><text:text-input text:description="&lt;detail.name&gt;">name</text:text-input></text:p>
                  <text:p text:style-name="P287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89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82"><text:text-input text:description="&lt;/for&gt;">END FOR</text:text-input></text:p>
            <text:p text:style-name="P283"><text:text-input text:description="&lt;/if&gt;">END IF</text:text-input></text:p>
            <text:p text:style-name="P282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32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57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38"><text:span text:style-name="T51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69"><text:text-input text:description="&lt;if test=&quot;len(stat.users)&gt;1&quot;&gt;">IF users</text:text-input></text:p>
            <text:p text:style-name="P169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114"><text:text-input text:description="&lt;user.user.name&gt;">user</text:text-input></text:p>
                </table:table-cell>
                <table:table-cell table:style-name="Tabelle22.A1" office:value-type="string">
                  <text:p text:style-name="P108"><text:span text:style-name="T51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6"><text:text-input text:description="&lt;/for&gt;">END FOR</text:text-input></text:p>
            <text:p text:style-name="P169"><text:text-input text:description="&lt;/if&gt;">END IF</text:text-input></text:p>
            <text:p text:style-name="P40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61"><text:text-input text:description="&lt;if test=&quot;turnover.is_taxed&quot;&gt;">IF tax</text:text-input></text:p>
                  <text:p text:style-name="P187"><text:span text:style-name="T16">Verkäufe inkl. </text:span><text:span text:style-name="T16"><text:text-input text:description="&lt;turnover.name&gt;">NAME</text:text-input></text:span></text:p>
                  <table:table table:name="Tabelle47" table:style-name="Tabelle47">
                    <table:table-column table:style-name="Tabelle47.A"/>
                    <table:table-column table:style-name="Tabelle47.B"/>
                    <table:table-row>
                      <table:table-cell table:style-name="Tabelle47.A1" office:value-type="string">
                        <text:p text:style-name="P278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7.A1" office:value-type="string">
                        <text:p text:style-name="P278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1"><text:text-input text:description="&lt;/if&gt;">END IF</text:text-input></text:p>
                  <text:p text:style-name="P165"><text:text-input text:description="&lt;if test=&quot;not turnover.is_taxed&quot;&gt;">IF not tax</text:text-input></text:p>
                  <text:p text:style-name="P180">Verkäufe</text:p>
                  <text:p text:style-name="P159"><text:text-input text:description="&lt;/if&gt;">END IF</text:text-input></text:p>
                </table:table-cell>
                <table:table-cell table:style-name="Tabelle50.A1" office:value-type="string">
                  <text:p text:style-name="P182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7"><text:text-input text:description="&lt;/for&gt;">END FOR</text:text-input></text:p>
            <text:p text:style-name="P3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4"><text:text-input text:description="&lt;if test=&quot;stat.noturnover_active&quot;&gt;">IF noturnover_active</text:text-input></text:p>
            <text:p text:style-name="P86">*<text:span text:style-name="T53">Verkäufe in diesem Journal werden von den Verkäufen (links) abgezogen</text:span></text:p>
            <text:p text:style-name="P84"><text:text-input text:description="&lt;/if&gt;">END IF</text:text-input></text:p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20">Auszahlung</text:p>
          </table:table-cell>
          <table:table-cell table:style-name="Tabelle18.D4" office:value-type="string">
            <text:p text:style-name="P4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1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53"><text:text-input text:description="&lt;expense.name&gt;">NAME</text:text-input></text:p>
                </table:table-cell>
                <table:table-cell table:style-name="Tabelle23.B1" office:value-type="string">
                  <text:p text:style-name="P139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6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105"/>
                </table:table-cell>
                <table:table-cell table:style-name="Tabelle24.A1" office:value-type="string">
                  <text:p text:style-name="P111"><text:text-input text:description="&lt;l.name&gt;">01.01.2016</text:text-input></text:p>
                </table:table-cell>
                <table:table-cell table:style-name="Tabelle24.A1" office:value-type="string">
                  <text:p text:style-name="P105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6"><text:text-input text:description="&lt;/for&gt;">END FOR</text:text-input></text:p>
            <text:p text:style-name="P96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1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20">Einzahlung</text:p>
          </table:table-cell>
          <table:table-cell table:style-name="Tabelle18.D7" office:value-type="string">
            <text:p text:style-name="P4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1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53"><text:text-input text:description="&lt;income.name&gt;">NAME</text:text-input></text:p>
                </table:table-cell>
                <table:table-cell table:style-name="Tabelle25.A1" office:value-type="string">
                  <text:p text:style-name="P139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6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105"/>
                </table:table-cell>
                <table:table-cell table:style-name="Tabelle26.A1" office:value-type="string">
                  <text:p text:style-name="P111"><text:text-input text:description="&lt;l.name&gt;">01.01.2016</text:text-input></text:p>
                </table:table-cell>
                <table:table-cell table:style-name="Tabelle26.A1" office:value-type="string">
                  <text:p text:style-name="P105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6"><text:text-input text:description="&lt;/for&gt;">END FOR</text:text-input></text:p>
            <text:p text:style-name="P96"><text:text-input text:description="&lt;/for&gt;">END FOR</text:text-input></text:p>
          </table:table-cell>
          <table:covered-table-cell/>
        </table:table-row>
        <text:soft-page-break/>
        <table:table-row>
          <table:table-cell table:style-name="Tabelle18.A9" table:number-columns-spanned="2" office:value-type="string">
            <text:p text:style-name="P243"/>
          </table:table-cell>
          <table:covered-table-cell/>
          <table:table-cell table:style-name="Tabelle18.C9" office:value-type="string">
            <text:p text:style-name="P83">Bar</text:p>
          </table:table-cell>
          <table:table-cell table:style-name="Tabelle18.D9" office:value-type="string">
            <text:p text:style-name="P194"><text:text-input text:description="&lt;formatLang(stat.cash_payment)&gt;">1000,00</text:text-input> <text:span text:style-name="T32"><text:text-input text:description="&lt;stat.currency&gt;">CUR</text:text-input></text:span></text:p>
            <text:p text:style-name="P235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5"><text:text-input text:description="&lt;if test=&quot;stat.days&quot;&gt;">======20) IF days</text:text-input></text:p>
      <text:p text:style-name="P27"/>
      <text:p text:style-name="P293"/>
      <text:h text:style-name="P306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115">Datum</text:p>
            <text:p text:style-name="P240">(Verkäufe)</text:p>
          </table:table-cell>
          <table:table-cell table:style-name="Tabelle3.A1" office:value-type="string">
            <text:p text:style-name="P115">Sitzung</text:p>
          </table:table-cell>
          <table:table-cell table:style-name="Tabelle3.A1" office:value-type="string">
            <text:p text:style-name="P115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5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5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45">Umsatz</text:p>
          </table:table-cell>
        </table:table-row>
      </table:table>
      <text:p text:style-name="P55"><text:text-input text:description="&lt;for each=&quot;day in stat.days&quot;&gt;">=======21) FOR EACH day</text:text-input></text:p>
      <text:p text:style-name="P55"><text:text-input text:description="&lt;if test=&quot;day.sessions&quot;&gt;">========22) IF sessions</text:text-input></text:p>
      <text:p text:style-name="P55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49"><text:text-input text:description="&lt;formatLang(day.day,date=True)&gt;">01.01.2017</text:text-input></text:p>
            <text:p text:style-name="P176">(<text:text-input text:description="&lt;daily_stat.order_count&gt;">8000</text:text-input>)</text:p>
          </table:table-cell>
          <table:table-cell table:style-name="Tabelle4.B1" office:value-type="string">
            <text:p text:style-name="P117"><text:text-input text:description="&lt;for each=&quot;daily_session in day.sessions&quot;&gt;">FOR daily_session</text:text-input></text:p>
            <text:p text:style-name="P151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7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8"><text:text-input text:description="&lt;/for&gt;">END FOR</text:text-input></text:p>
          </table:table-cell>
          <table:table-cell table:style-name="Tabelle4.B1" office:value-type="string">
            <text:p text:style-name="P126"><text:text-input text:description="&lt;for each=&quot;turnover in daily_stat.turnoverList&quot;&gt;">FOR EACH turnover</text:text-input></text:p>
            <text:p text:style-name="P126"><text:text-input text:description="&lt;if test=&quot;turnover.is_taxed&quot;&gt;">IF tax</text:text-input></text:p>
            <text:p text:style-name="P126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6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6"><text:text-input text:description="&lt;/if&gt;">END IF</text:text-input></text:p>
            <text:p text:style-name="P126"><text:text-input text:description="&lt;if test=&quot;not turnover.is_taxed&quot;&gt;">IF not tax</text:text-input></text:p>
            <text:p text:style-name="P126">ohne Steuer<text:tab/><text:span text:style-name="T34"><text:text-input text:description="&lt;formatLang(turnover.sum)&gt;">10.000,00</text:text-input></text:span></text:p>
            <text:p text:style-name="P126"><text:text-input text:description="&lt;/if&gt;">END IF</text:text-input></text:p>
            <text:p text:style-name="P126"><text:text-input text:description="&lt;/for&gt;">END FOR</text:text-input></text:p>
          </table:table-cell>
          <table:table-cell table:style-name="Tabelle4.B1" office:value-type="string">
            <text:p text:style-name="P122"><text:text-input text:description="&lt;for each=&quot;st in daily_stat.statements&quot;&gt;">FOR EACH st</text:text-input></text:p>
            <text:p text:style-name="P122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22"><text:text-input text:description="&lt;/for&gt;">END FOR</text:text-input></text:p>
          </table:table-cell>
          <table:table-cell table:style-name="Tabelle4.B1" office:value-type="string">
            <text:p text:style-name="P124"><text:text-input text:description="&lt;for each=&quot;expense in daily_stat.expenseList&quot;&gt;">FOR EACH expense</text:text-input></text:p>
            <text:p text:style-name="P124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78"><text:text-input text:description="&lt;/for&gt;">END FOR</text:text-input></text:p>
            <text:p text:style-name="P129"><text:text-input text:description="&lt;for each=&quot;income in daily_stat.incomeList&quot;&gt;">FOR EACH income</text:text-input></text:p>
            <text:p text:style-name="P124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78"><text:text-input text:description="&lt;/for&gt;">END FOR</text:text-input></text:p>
          </table:table-cell>
          <table:table-cell table:style-name="Tabelle4.F1" office:value-type="string">
            <text:p text:style-name="P247"><text:text-input text:description="&lt;formatLang(daily_stat.turnover)&gt;">10.000,00</text:text-input></text:p>
          </table:table-cell>
        </table:table-row>
      </table:table>
      <text:p text:style-name="P55"><text:text-input text:description="&lt;/for&gt;">=========23) END FOR</text:text-input></text:p>
      <text:p text:style-name="P55"><text:text-input text:description="&lt;/if&gt;">========22) END IF</text:text-input></text:p>
      <text:p text:style-name="P55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115"><text:text-input text:description="&lt;formatLang(day.day,date=True)&gt;">01.01.2017</text:text-input></text:p>
          </table:table-cell>
          <table:table-cell table:style-name="Tabelle10.A1" office:value-type="string">
            <text:p text:style-name="P117"/>
          </table:table-cell>
          <table:table-cell table:style-name="Tabelle10.A1" office:value-type="string">
            <text:p text:style-name="P117"/>
          </table:table-cell>
          <table:table-cell table:style-name="Tabelle10.A1" office:value-type="string">
            <text:p text:style-name="P117"/>
          </table:table-cell>
          <table:table-cell table:style-name="Tabelle10.A1" office:value-type="string">
            <text:p text:style-name="P117"/>
          </table:table-cell>
          <table:table-cell table:style-name="Tabelle10.F1" office:value-type="string">
            <text:p text:style-name="P117"/>
          </table:table-cell>
        </table:table-row>
      </table:table>
      <text:p text:style-name="P55"><text:text-input text:description="&lt;/if&gt;">========24) END IF</text:text-input></text:p>
      <text:p text:style-name="P55"><text:text-input text:description="&lt;/for&gt;">=======21) END FOR</text:text-input></text:p>
      <text:p text:style-name="P58"><text:text-input text:description="&lt;/if&gt;">======20) END IF</text:text-input></text:p>
      <text:p text:style-name="P59"><text:text-input text:description="&lt;if test=&quot;len(stat.turnoverDetails)  &gt;= 13&quot;&gt;">======25) IF product_details</text:text-input></text:p>
      <text:p text:style-name="P293"/>
      <text:h text:style-name="P304" text:outline-level="2">Produkt <text:span text:style-name="T33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G"/>
        <table:table-row>
          <table:table-cell table:style-name="Tabelle5.A1" office:value-type="string">
            <text:p text:style-name="P17"><text:span text:style-name="T45">Kategorie / </text:span>Produkt</text:p>
          </table:table-cell>
          <table:table-cell table:style-name="Tabelle5.A1" office:value-type="string">
            <text:p text:style-name="P11">Steuer</text:p>
          </table:table-cell>
          <table:table-cell table:style-name="Tabelle5.A1" office:value-type="string">
            <text:p text:style-name="P7">Preis <text:span text:style-name="T46"><text:text-input text:description="&lt;stat.currency&gt;">€</text:text-input></text:span></text:p>
          </table:table-cell>
          <table:table-cell table:style-name="Tabelle5.A1" office:value-type="string">
            <text:p text:style-name="P13">%</text:p>
          </table:table-cell>
          <table:table-cell table:style-name="Tabelle5.A1" office:value-type="string">
            <text:p text:style-name="P7">Menge</text:p>
          </table:table-cell>
          <table:table-cell table:style-name="Tabelle5.A1" office:value-type="string">
            <text:p text:style-name="P16">EH</text:p>
          </table:table-cell>
          <table:table-cell table:style-name="Tabelle5.G1" office:value-type="string">
            <text:p text:style-name="P7">Gesamt <text:text-input text:description="&lt;stat.currency&gt;">CUR</text:text-input></text:p>
          </table:table-cell>
        </table:table-row>
      </table:table>
      <text:p text:style-name="P69"><text:text-input text:description="&lt;for each=&quot;pgroup in groupDetail(stat.turnoverDetails)&quot;&gt;">======11) FOR EACH pgroup</text:text-input></text:p>
      <text:p text:style-name="P76"><text:text-input text:description="&lt;if test=&quot;pgroup.level == 0&quot;&gt;">IF level_0</text:text-input></text:p>
      <text:p text:style-name="P94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9"><text:text-input text:description="&lt;pgroup.name&gt;">pgroup_name</text:text-input></text:p>
          </table:table-cell>
          <table:table-cell table:style-name="Tabelle7.B1" office:value-type="string">
            <text:p text:style-name="P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if test=&quot;pgroup.level == 1&quot;&gt;">IF level_1</text:text-input></text:p>
      <text:p text:style-name="P90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2"><text:text-input text:description="&lt;pgroup.name&gt;">pgroup_name</text:text-input></text:p>
          </table:table-cell>
          <table:table-cell table:style-name="Tabelle11.B1" office:value-type="string">
            <text:p text:style-name="P24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== 2&quot;&gt;">IF level_2</text:text-input></text:p>
      <text:p text:style-name="P92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45"/>
          </table:table-cell>
          <table:table-cell table:style-name="Tabelle12.A1" office:value-type="string">
            <text:p text:style-name="P45"><text:text-input text:description="&lt;pgroup.name&gt;">pgroup_name</text:text-input></text:p>
          </table:table-cell>
          <table:table-cell table:style-name="Tabelle12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&gt; 2&quot;&gt;">IF level_3</text:text-input></text:p>
      <text:p text:style-name="P92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78"/>
          </table:table-cell>
          <table:table-cell table:style-name="Tabelle39.A1" office:value-type="string">
            <text:p text:style-name="P45"><text:text-input text:description="&lt;pgroup.name&gt;">pgroup_name</text:text-input></text:p>
          </table:table-cell>
          <table:table-cell table:style-name="Tabelle39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if test=&quot;pgroup.details&quot;&gt;">=======12) IF details</text:text-input></text:p>
      <text:p text:style-name="P69"><text:text-input text:description="&lt;for each=&quot;detail in pgroup.details&quot;&gt;">========13) FOR EACH detail</text:text-input></text:p>
      <text:p text:style-name="P69"><text:text-input text:description="&lt;if test=&quot;pgroup.level == 1&quot;&gt;">IF level_1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F"/>
        <table:table-column table:style-name="Tabelle49.G"/>
        <table:table-row>
          <table:table-cell table:style-name="Tabelle49.A1" office:value-type="string">
            <text:p text:style-name="P137"><text:text-input text:description="&lt;detail.name&gt;">name</text:text-input></text:p>
          </table:table-cell>
          <table:table-cell table:style-name="Tabelle49.A1" office:value-type="string">
            <text:p text:style-name="P121"><text:text-input text:description="&lt;detail.tax_name&gt;">Steuer 20%</text:text-input></text:p>
          </table:table-cell>
          <table:table-cell table:style-name="Tabelle49.A1" office:value-type="string">
            <text:p text:style-name="P189"><text:text-input text:description="&lt;formatLang(detail.price)&gt;">1.000,00</text:text-input></text:p>
          </table:table-cell>
          <table:table-cell table:style-name="Tabelle49.A1" office:value-type="string">
            <text:p text:style-name="P121"><text:text-input text:description="&lt;formatLang(detail.discount)&gt;">100,00</text:text-input></text:p>
          </table:table-cell>
          <table:table-cell table:style-name="Tabelle49.A1" office:value-type="string">
            <text:p text:style-name="P133"><text:text-input text:description="&lt;formatDetailAmount(detail)&gt;">100.000,00</text:text-input></text:p>
          </table:table-cell>
          <table:table-cell table:style-name="Tabelle49.A1" office:value-type="string">
            <text:p text:style-name="P121"><text:text-input text:description="&lt;detail.product.uom_id.name&gt;">Pauschal</text:text-input></text:p>
          </table:table-cell>
          <table:table-cell table:style-name="Tabelle49.G1" office:value-type="string">
            <text:p text:style-name="P133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== 2&quot;&gt;">IF level_2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E"/>
        <table:table-column table:style-name="Tabelle51.H"/>
        <table:table-row>
          <table:table-cell table:style-name="Tabelle51.A1" office:value-type="string">
            <text:p text:style-name="P137"/>
          </table:table-cell>
          <table:table-cell table:style-name="Tabelle51.A1" office:value-type="string">
            <text:p text:style-name="P137"><text:text-input text:description="&lt;detail.name&gt;">name</text:text-input></text:p>
          </table:table-cell>
          <table:table-cell table:style-name="Tabelle51.A1" office:value-type="string">
            <text:p text:style-name="P121"><text:text-input text:description="&lt;detail.tax_name&gt;">Steuer 20%</text:text-input></text:p>
          </table:table-cell>
          <table:table-cell table:style-name="Tabelle51.A1" office:value-type="string">
            <text:p text:style-name="P189"><text:text-input text:description="&lt;formatLang(detail.price)&gt;">1.000,00</text:text-input></text:p>
          </table:table-cell>
          <table:table-cell table:style-name="Tabelle51.A1" office:value-type="string">
            <text:p text:style-name="P121"><text:text-input text:description="&lt;formatLang(detail.discount)&gt;">100,00</text:text-input></text:p>
          </table:table-cell>
          <table:table-cell table:style-name="Tabelle51.A1" office:value-type="string">
            <text:p text:style-name="P133"><text:text-input text:description="&lt;formatDetailAmount(detail)&gt;">100.000,00</text:text-input></text:p>
          </table:table-cell>
          <table:table-cell table:style-name="Tabelle51.A1" office:value-type="string">
            <text:p text:style-name="P121"><text:text-input text:description="&lt;detail.product.uom_id.name&gt;">Pauschal</text:text-input></text:p>
          </table:table-cell>
          <table:table-cell table:style-name="Tabelle51.H1" office:value-type="string">
            <text:p text:style-name="P133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F"/>
        <table:table-column table:style-name="Tabelle52.G"/>
        <table:table-column table:style-name="Tabelle52.H"/>
        <table:table-row>
          <table:table-cell table:style-name="Tabelle52.A1" office:value-type="string">
            <text:p text:style-name="P137"/>
          </table:table-cell>
          <table:table-cell table:style-name="Tabelle52.A1" office:value-type="string">
            <text:p text:style-name="P137"><text:text-input text:description="&lt;detail.name&gt;">name</text:text-input></text:p>
          </table:table-cell>
          <table:table-cell table:style-name="Tabelle52.A1" office:value-type="string">
            <text:p text:style-name="P121"><text:text-input text:description="&lt;detail.tax_name&gt;">Steuer 20%</text:text-input></text:p>
          </table:table-cell>
          <table:table-cell table:style-name="Tabelle52.A1" office:value-type="string">
            <text:p text:style-name="P189"><text:text-input text:description="&lt;formatLang(detail.price)&gt;">1.000,00</text:text-input></text:p>
          </table:table-cell>
          <table:table-cell table:style-name="Tabelle52.A1" office:value-type="string">
            <text:p text:style-name="P121"><text:text-input text:description="&lt;formatLang(detail.discount)&gt;">100,00</text:text-input></text:p>
          </table:table-cell>
          <table:table-cell table:style-name="Tabelle52.A1" office:value-type="string">
            <text:p text:style-name="P133"><text:text-input text:description="&lt;formatDetailAmount(detail)&gt;">100.000,00</text:text-input></text:p>
          </table:table-cell>
          <table:table-cell table:style-name="Tabelle52.A1" office:value-type="string">
            <text:p text:style-name="P121"><text:text-input text:description="&lt;detail.product.uom_id.name&gt;">Pauschal</text:text-input></text:p>
          </table:table-cell>
          <table:table-cell table:style-name="Tabelle52.H1" office:value-type="string">
            <text:p text:style-name="P133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/for&gt;">========13) END FOR</text:text-input></text:p>
      <text:p text:style-name="P69"><text:text-input text:description="&lt;/if&gt;">=======12) END IF</text:text-input></text:p>
      <text:p text:style-name="P69"><text:text-input text:description="&lt;/for&gt;">======11) END FOR</text:text-input></text:p>
      <text:p text:style-name="P69"/>
      <text:p text:style-name="P59"><text:text-input text:description="&lt;/if&gt;">======25) END IF</text:text-input></text:p>
      <text:p text:style-name="P60"><text:text-input text:description="&lt;if test=&quot;print_detail and stat.details&quot;&gt;">======27) IF print_detail</text:text-input></text:p>
      <text:p text:style-name="P293"/>
      <text:h text:style-name="P305" text:outline-level="2"><text:span text:style-name="T28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2"><text:text-input text:description="&lt;for each=&quot;d in stat.details&quot;&gt;">=======28) FOR detail</text:text-input></text:p>
      <table:table table:name="Tabelle70" table:style-name="Tabelle70">
        <table:table-column table:style-name="Tabelle70.A"/>
        <table:table-column table:style-name="Tabelle70.B"/>
        <table:table-column table:style-name="Tabelle70.C"/>
        <table:table-column table:style-name="Tabelle70.D"/>
        <table:table-column table:style-name="Tabelle70.E"/>
        <table:table-column table:style-name="Tabelle70.C"/>
        <table:table-column table:style-name="Tabelle70.G"/>
        <table:table-row>
          <table:table-cell table:style-name="Tabelle70.A1" office:value-type="string">
            <text:p text:style-name="P229">Beleg</text:p>
          </table:table-cell>
          <table:table-cell table:style-name="Tabelle70.A1" office:value-type="string">
            <text:p text:style-name="P229">Datum</text:p>
          </table:table-cell>
          <table:table-cell table:style-name="Tabelle70.A1" office:value-type="string">
            <text:p text:style-name="P229">Benutzer</text:p>
          </table:table-cell>
          <table:table-cell table:style-name="Tabelle70.A1" office:value-type="string">
            <text:p text:style-name="P229">Partner</text:p>
          </table:table-cell>
          <table:table-cell table:style-name="Tabelle70.A1" office:value-type="string">
            <text:p text:style-name="P230">Referenz</text:p>
          </table:table-cell>
          <table:table-cell table:style-name="Tabelle70.A1" office:value-type="string">
            <text:p text:style-name="P229">Notiz</text:p>
          </table:table-cell>
          <table:table-cell table:style-name="Tabelle70.G1" office:value-type="string">
            <text:p text:style-name="P232">Betrag</text:p>
          </table:table-cell>
        </table:table-row>
        <table:table-row>
          <table:table-cell table:style-name="Tabelle70.A2" office:value-type="string">
            <text:p text:style-name="P249"><text:text-input text:description="&lt;d.order.name&gt;">K1/00001</text:text-input></text:p>
          </table:table-cell>
          <table:table-cell table:style-name="Tabelle70.A2" office:value-type="string">
            <text:p text:style-name="P262"><text:text-input text:description="&lt;formatLang(d.order.date_order,date_time=True)&gt;">01.01.2014 18:30:00</text:text-input></text:p>
          </table:table-cell>
          <table:table-cell table:style-name="Tabelle70.A2" office:value-type="string">
            <text:p text:style-name="P254"><text:text-input text:description="&lt;d.order.user_id.name&gt;">Martin Reisenhofer</text:text-input></text:p>
          </table:table-cell>
          <table:table-cell table:style-name="Tabelle70.A2" office:value-type="string">
            <text:p text:style-name="P256"><text:text-input text:description="&lt;d.order.partner_id.name&gt;">Martin Reisenhofer</text:text-input></text:p>
          </table:table-cell>
          <table:table-cell table:style-name="Tabelle70.A2" office:value-type="string">
            <text:p text:style-name="P257"><text:text-input text:description="&lt;d.order.pos_reference&gt;">Sammelrechnung</text:text-input></text:p>
          </table:table-cell>
          <table:table-cell table:style-name="Tabelle70.A2" office:value-type="string">
            <text:p text:style-name="P251"><text:text-input text:description="&lt;d.order.note&gt;">note</text:text-input></text:p>
          </table:table-cell>
          <table:table-cell table:style-name="Tabelle70.G2" office:value-type="string">
            <text:p text:style-name="P252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70.A3" table:number-columns-spanned="4" office:value-type="string">
            <text:p text:style-name="P271"><text:text-input text:description="&lt;for each=&quot;l in d.lines&quot;&gt;">FOR l</text:text-input></text:p>
            <table:table table:name="Tabelle40" table:style-name="Tabelle40">
              <table:table-column table:style-name="Tabelle40.A"/>
              <table:table-column table:style-name="Tabelle40.B"/>
              <table:table-row>
                <table:table-cell table:style-name="Tabelle40.A1" office:value-type="string">
                  <text:p text:style-name="P273"><text:text-input text:description="&lt;getLineName(l.line)&gt;">line_name</text:text-input></text:p>
                  <text:p text:style-name="P273"><text:text-input text:description="&lt;if test=&quot;l.line.notice&quot;&gt;">IF notice</text:text-input></text:p>
                  <text:p text:style-name="P273"><text:text-input text:description="&lt;l.line.notice&gt;">notice</text:text-input></text:p>
                  <text:p text:style-name="P273"><text:text-input text:description="&lt;/if&gt;">END IF</text:text-input></text:p>
                </table:table-cell>
                <table:table-cell table:style-name="Tabelle40.A1" office:value-type="string">
                  <text:p text:style-name="P267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71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70.E3" table:number-columns-spanned="3" office:value-type="string">
            <text:p text:style-name="P263"><text:text-input text:description="&lt;for each=&quot;s in d.order.statement_ids&quot;&gt;">FOR s</text:text-input></text:p>
            <text:p text:style-name="P263"><text:text-input text:description="&lt;if test=&quot;s.amount&quot;&gt;">IF amount</text:text-input></text:p>
            <table:table table:name="Tabelle71" table:style-name="Tabelle71">
              <table:table-column table:style-name="Tabelle71.A"/>
              <table:table-column table:style-name="Tabelle71.B"/>
              <table:table-row>
                <table:table-cell table:style-name="Tabelle71.A1" office:value-type="string">
                  <text:p text:style-name="P264"><text:text-input text:description="&lt;s.journal_id.name&gt;">Bankomat</text:text-input></text:p>
                </table:table-cell>
                <table:table-cell table:style-name="Tabelle71.A1" office:value-type="string">
                  <text:p text:style-name="P266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76"><text:text-input text:description="&lt;/if&gt;">END IF</text:text-input></text:p>
            <text:p text:style-name="P276"><text:text-input text:description="&lt;/for&gt;">END FOR</text:text-input></text:p>
            <text:p text:style-name="P263"><text:text-input text:description="&lt;for each=&quot;t in d.taxes&quot;&gt;">FOR t</text:text-input></text:p>
            <table:table table:name="Tabelle72" table:style-name="Tabelle72">
              <table:table-column table:style-name="Tabelle72.A"/>
              <table:table-column table:style-name="Tabelle72.B"/>
              <table:table-row>
                <table:table-cell table:style-name="Tabelle72.A1" office:value-type="string">
                  <text:p text:style-name="P269"><text:text-input text:description="&lt;t[0]&gt;">Steuer 20%</text:text-input></text:p>
                </table:table-cell>
                <table:table-cell table:style-name="Tabelle72.A1" office:value-type="string">
                  <text:p text:style-name="P266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63"><text:text-input text:description="&lt;/for&gt;">END FOR</text:text-input></text:p>
          </table:table-cell>
          <table:covered-table-cell/>
          <table:covered-table-cell/>
        </table:table-row>
      </table:table>
      <text:p text:style-name="P79"/>
      <text:p text:style-name="P82"><text:text-input text:description="&lt;/for&gt;">=======28) END FOR</text:text-input></text:p>
      <text:p text:style-name="P72"><text:span text:style-name="T47"><text:text-input text:description="&lt;/if&gt;">======27) END IF</text:text-input></text:span><text:span text:style-name="T47">I</text:span>F</text:p>
      <text:p text:style-name="P64"><text:text-input text:description="&lt;/for&gt;">=====18) END FOR</text:text-input></text:p>
      <text:p text:style-name="P65"><text:text-input text:description="&lt;/for&gt;">====14) END FOR</text:text-input></text:p>
      <text:p text:style-name="P66"><text:text-input text:description="&lt;/if&gt;">===13) END IF</text:text-input></text:p>
      <text:p text:style-name="P67"><text:text-input text:description="&lt;/for&gt;">==2) END FOR</text:text-input></text:p>
      <text:p text:style-name="P67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10</text:page-number></text:span><text:span text:style-name="MT1"> / </text:span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8-07-11T07:16:44.371742211</dc:date>
    <meta:editing-duration>P8DT10H39M35S</meta:editing-duration>
    <meta:editing-cycles>931</meta:editing-cycles>
    <meta:generator>LibreOffice/4.2.8.2$Linux_X86_64 LibreOffice_project/420m0$Build-2</meta:generator>
    <meta:document-statistic meta:table-count="62" meta:image-count="0" meta:object-count="0" meta:page-count="10" meta:paragraph-count="503" meta:word-count="2106" meta:character-count="7068" meta:non-whitespace-character-count="6517"/>
  </office:meta>
</office:document-meta>
</file>